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" manifest:full-path="Pictures/2000019A0000293500002EDDC2766A6A.svm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draw:stroke="none" draw:fill="none" draw:fill-color="#00cc99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draw:stroke="solid" svg:stroke-width="0.026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5" style:family="graphic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6" style:family="graphic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no-wrap" draw:shadow-color="#808080"/>
    </style:style>
    <style:style style:name="gr7" style:family="graphic">
      <style:graphic-properties draw:stroke="none" draw:fill="none" draw:fill-color="#ffffff" draw:textarea-horizontal-align="justify" draw:textarea-vertical-align="top" draw:auto-grow-height="true" fo:padding-top="0cm" fo:padding-bottom="0cm" fo:padding-left="0cm" fo:padding-right="0cm" fo:wrap-option="no-wrap"/>
    </style:style>
    <style:style style:name="gr8" style:family="graphic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9" style:family="graphic">
      <style:graphic-properties draw:stroke="none" draw:fill="solid" draw:fill-color="#000000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0" style:family="graphic">
      <style:graphic-properties draw:stroke="none" draw:fill="none" draw:fill-color="#ffffff" draw:textarea-horizontal-align="right" draw:textarea-vertical-align="top" draw:auto-grow-height="true" fo:padding-top="0cm" fo:padding-bottom="0cm" fo:padding-left="0cm" fo:padding-right="0cm" fo:wrap-option="no-wrap"/>
    </style:style>
    <style:style style:name="gr11" style:family="graphic">
      <style:graphic-properties draw:stroke="none" draw:fill="none" draw:fill-color="#ffffff" draw:textarea-horizontal-align="left" draw:textarea-vertical-align="top" draw:auto-grow-height="true" fo:padding-top="0cm" fo:padding-bottom="0cm" fo:padding-left="0cm" fo:padding-right="0cm" fo:wrap-option="no-wrap"/>
    </style:style>
    <style:style style:name="gr12" style:family="graphic">
      <style:graphic-properties draw:stroke="solid" svg:stroke-width="0.04cm" svg:stroke-color="#000000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3" style:family="graphic">
      <style:graphic-properties draw:stroke="solid" svg:stroke-width="0.04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4" style:family="graphic">
      <style:graphic-properties draw:stroke="solid" svg:stroke-width="0.044cm" svg:stroke-color="#000000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5" style:family="graphic">
      <style:graphic-properties draw:stroke="solid" svg:stroke-width="0.044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6" style:family="graphic">
      <style:graphic-properties draw:stroke="solid" svg:stroke-width="0.035cm" svg:stroke-color="#000000" draw:marker-end="msArrowEnd_20_5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7" style:family="graphic">
      <style:graphic-properties draw:stroke="solid" svg:stroke-width="0.018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8" style:family="graphic">
      <style:graphic-properties draw:stroke="solid" svg:stroke-width="0.018cm" svg:stroke-color="#000000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9" style:family="graphic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wrap" draw:shadow-color="#808080"/>
    </style:style>
    <style:style style:name="gr20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1" style:family="graphic">
      <style:graphic-properties draw:stroke="solid" svg:stroke-width="0.026cm" svg:stroke-color="#000000" draw:stroke-linejoin="miter" draw:fill="none" draw:fill-color="#00cc99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22" style:family="graphic">
      <style:graphic-properties draw:stroke="solid" svg:stroke-width="0.026cm" svg:stroke-color="#000000" draw:stroke-linejoin="miter" draw:fill="none" draw:fill-color="#00cc99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3" style:family="graphic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4" style:family="graphic">
      <style:graphic-properties draw:stroke="solid" svg:stroke-width="0.026cm" svg:stroke-color="#000000" draw:stroke-linejoin="miter" draw:fill="solid" draw:fill-color="#b2b2b2" draw:opacity="50%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pr1" style:family="presentation" style:parent-style-name="Default-outline1">
      <style:graphic-properties draw:stroke="none" draw:fill="none" draw:fill-color="#00cc99" draw:textarea-horizontal-align="justify" draw:textarea-vertical-align="top" draw:auto-grow-height="true" draw:auto-grow-width="false" fo:min-height="6.726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Default-notes">
      <style:graphic-properties draw:fill-color="#ffffff" fo:min-height="11.432cm"/>
    </style:style>
    <style:style style:name="pr3" style:family="presentation" style:parent-style-name="Default-title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4" style:family="presentation" style:parent-style-name="Default-outline1">
      <style:graphic-properties draw:stroke="none" draw:fill="none" draw:fill-color="#00cc99" draw:textarea-horizontal-align="justify" draw:textarea-vertical-align="top" draw:auto-grow-height="true" draw:auto-grow-width="false" fo:min-height="11.171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Default-title">
      <style:graphic-properties draw:stroke="none" draw:fill="none" draw:fill-color="#00cc99" draw:textarea-horizontal-align="justify" draw:textarea-vertical-align="middle" draw:auto-grow-height="true" draw:auto-grow-width="false" fo:min-height="1.898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Default-outline1">
      <style:graphic-properties draw:stroke="none" draw:fill="none" draw:fill-color="#00cc99" draw:textarea-horizontal-align="justify" draw:textarea-vertical-align="top" draw:auto-grow-height="true" draw:auto-grow-width="false" fo:min-height="10.96cm" fo:min-width="0cm" fo:padding-top="0.13cm" fo:padding-bottom="0.13cm" fo:padding-left="0.25cm" fo:padding-right="0.25cm" fo:wrap-option="wrap" draw:shadow-color="#808080"/>
    </style:style>
    <style:style style:name="pr7" style:family="presentation" style:parent-style-name="Default-title">
      <style:graphic-properties draw:stroke="none" draw:fill="none" draw:fill-color="#00cc99" draw:textarea-horizontal-align="justify" draw:textarea-vertical-align="middle" draw:auto-grow-height="true" draw:auto-grow-width="false" fo:min-height="0.963cm" fo:min-width="0cm" fo:padding-top="0.13cm" fo:padding-bottom="0.13cm" fo:padding-left="0.25cm" fo:padding-right="0.25cm" fo:wrap-option="wrap" draw:shadow-color="#808080"/>
    </style:style>
    <style:style style:name="pr8" style:family="presentation" style:parent-style-name="Default-outline1">
      <style:graphic-properties draw:stroke="none" draw:fill="none" draw:fill-color="#00cc99" draw:textarea-horizontal-align="justify" draw:textarea-vertical-align="top" draw:auto-grow-height="true" draw:auto-grow-width="false" fo:min-height="5.456cm" fo:min-width="0cm" fo:padding-top="0.13cm" fo:padding-bottom="0.13cm" fo:padding-left="0.25cm" fo:padding-right="0.25cm" fo:wrap-option="wrap" draw:shadow-color="#808080"/>
    </style:style>
    <style:style style:name="P1" style:family="paragraph">
      <style:paragraph-properties fo:margin-left="0.952cm" fo:margin-right="0cm" fo:margin-top="0.246cm" fo:margin-bottom="0cm" fo:text-indent="-0.952cm"/>
    </style:style>
    <style:style style:name="P2" style:family="paragraph">
      <style:paragraph-properties fo:margin-left="0.952cm" fo:margin-right="0cm" fo:margin-top="0.246cm" fo:margin-bottom="0cm" fo:text-indent="-0.952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3" style:family="paragraph">
      <style:paragraph-properties style:writing-mode="lr-tb" style:font-independent-line-spacing="true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margin-top="0.211cm" fo:margin-bottom="0cm" fo:text-indent="0cm"/>
    </style:style>
    <style:style style:name="P7" style:family="paragraph">
      <style:paragraph-properties fo:margin-left="0cm" fo:margin-right="0cm" fo:margin-top="0.176cm" fo:margin-bottom="0cm" fo:text-indent="0cm"/>
    </style:style>
    <style:style style:name="P8" style:family="paragraph">
      <style:paragraph-properties fo:margin-left="0cm" fo:margin-right="0cm" fo:margin-top="0.246cm" fo:margin-bottom="0cm" fo:line-height="90%" fo:text-indent="0cm"/>
    </style:style>
    <style:style style:name="P9" style:family="paragraph">
      <style:paragraph-properties fo:margin-left="0cm" fo:margin-right="0cm" fo:margin-top="0.211cm" fo:margin-bottom="0cm" fo:line-height="90%" fo:text-indent="0cm"/>
    </style:style>
    <style:style style:name="P10" style:family="paragraph">
      <style:paragraph-properties fo:margin-left="0cm" fo:margin-right="0cm" fo:margin-top="0.176cm" fo:margin-bottom="0cm" fo:line-height="90%" fo:text-indent="0cm"/>
    </style:style>
    <style:style style:name="P11" style:family="paragraph">
      <style:paragraph-properties fo:text-align="center" style:writing-mode="lr-tb"/>
    </style:style>
    <style:style style:name="P12" style:family="paragraph">
      <style:paragraph-properties fo:margin-left="0cm" fo:margin-right="0cm" fo:margin-top="0.246cm" fo:margin-bottom="0cm" fo:text-indent="0cm"/>
    </style:style>
    <style:style style:name="P13" style:family="paragraph">
      <style:paragraph-properties fo:margin-left="0cm" fo:margin-right="0cm" fo:margin-top="0.211cm" fo:margin-bottom="0cm" fo:line-height="100%" fo:text-indent="0cm"/>
    </style:style>
    <style:style style:name="P14" style:family="paragraph">
      <style:paragraph-properties fo:margin-left="0cm" fo:margin-right="0cm" fo:margin-top="0.158cm" fo:margin-bottom="0cm" fo:line-height="90%" fo:text-indent="0cm"/>
    </style:style>
    <style:style style:name="P15" style:family="paragraph">
      <style:paragraph-properties fo:margin-left="0cm" fo:margin-right="0cm" fo:line-height="100%" fo:text-indent="0cm"/>
    </style:style>
    <style:style style:name="P16" style:family="paragraph">
      <style:paragraph-properties style:writing-mode="tb-rl" style:font-independent-line-spacing="true"/>
    </style:style>
    <style:style style:name="P17" style:family="paragraph">
      <style:paragraph-properties fo:margin-left="0cm" fo:margin-right="0cm" fo:margin-top="0.246cm" fo:margin-bottom="0cm" fo:line-height="80%" fo:text-indent="0cm"/>
    </style:style>
    <style:style style:name="P18" style:family="paragraph">
      <style:paragraph-properties fo:margin-left="0cm" fo:margin-right="0cm" fo:margin-top="0.211cm" fo:margin-bottom="0cm" fo:line-height="80%" fo:text-indent="0cm"/>
    </style:style>
    <style:style style:name="P19" style:family="paragraph">
      <style:paragraph-properties fo:margin-left="0cm" fo:margin-right="0cm" fo:margin-top="0.176cm" fo:margin-bottom="0cm" fo:line-height="80%" fo:text-indent="0cm"/>
    </style:style>
    <style:style style:name="P20" style:family="paragraph">
      <style:paragraph-properties fo:margin-left="0cm" fo:margin-right="0cm" fo:margin-top="0.158cm" fo:margin-bottom="0cm" fo:line-height="80%" fo:text-indent="0cm"/>
    </style:style>
    <style:style style:name="T1" style:family="text">
      <style:text-properties fo:color="#3333cc" fo:font-size="44pt" style:font-size-asian="44pt" style:font-size-complex="44pt"/>
    </style:style>
    <style:style style:name="T2" style:family="text">
      <style:text-properties fo:font-size="24pt" fo:language="en" fo:country="US" style:font-size-asian="24pt" style:font-size-complex="24pt"/>
    </style:style>
    <style:style style:name="T3" style:family="text">
      <style:text-properties fo:font-size="20pt" fo:language="en" fo:country="US" style:font-size-asian="20pt" style:font-size-complex="20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ize="24pt" fo:language="en" fo:country="US" fo:font-style="italic" style:font-size-asian="24pt" style:font-style-asian="italic" style:font-size-complex="24pt" style:font-style-complex="italic"/>
    </style:style>
    <style:style style:name="T6" style:family="text">
      <style:text-properties fo:font-size="20pt" fo:language="en" fo:country="US" fo:font-style="italic" style:font-size-asian="20pt" style:font-style-asian="italic" style:font-size-complex="20pt" style:font-style-complex="italic"/>
    </style:style>
    <style:style style:name="T7" style:family="text">
      <style:text-properties fo:language="en" fo:country="US"/>
    </style:style>
    <style:style style:name="T8" style:family="text">
      <style:text-properties fo:font-family="'Courier New'" style:font-pitch="variable" fo:font-size="24pt" fo:language="en" fo:country="US" fo:font-weight="bold" style:font-size-asian="24pt" style:font-weight-asian="bold" style:font-size-complex="24pt" style:font-weight-complex="bold"/>
    </style:style>
    <style:style style:name="T9" style:family="text">
      <style:text-properties fo:font-family="'Courier New'" style:font-pitch="variable" fo:language="en" fo:country="US" fo:font-weight="bold" style:font-weight-asian="bold" style:font-weight-complex="bold"/>
    </style:style>
    <style:style style:name="T10" style:family="text">
      <style:text-properties fo:font-family="Symbol" style:font-pitch="variable" style:font-charset="x-symbol" fo:language="en" fo:country="US" fo:font-style="italic" style:font-style-asian="italic" style:font-style-complex="italic"/>
    </style:style>
    <style:style style:name="T11" style:family="text">
      <style:text-properties fo:language="en" fo:country="US" fo:font-style="italic" style:font-style-asian="italic" style:font-style-complex="italic"/>
    </style:style>
    <style:style style:name="T12" style:family="text">
      <style:text-properties fo:font-family="Arial" style:font-pitch="variable" fo:language="en" fo:country="US"/>
    </style:style>
    <style:style style:name="T13" style:family="text">
      <style:text-properties fo:language="en" fo:country="US" fo:font-weight="bold" style:font-weight-asian="bold" style:font-weight-complex="bold"/>
    </style:style>
    <style:style style:name="T14" style:family="text">
      <style:text-properties fo:font-size="18pt" fo:language="en" fo:country="US" style:font-size-asian="18pt" style:font-size-complex="18pt"/>
    </style:style>
    <style:style style:name="T15" style:family="text">
      <style:text-properties fo:font-family="Helvetica" style:font-pitch="variable" fo:font-size="18pt" fo:language="en" fo:country="US" style:font-size-asian="18pt" style:font-size-complex="18pt"/>
    </style:style>
    <style:style style:name="T16" style:family="text">
      <style:text-properties fo:font-size="16pt" style:font-size-asian="16pt" style:font-size-complex="16pt"/>
    </style:style>
    <style:style style:name="T17" style:family="text">
      <style:text-properties fo:color="#000000" fo:font-family="Arial" style:font-pitch="variable" fo:font-size="16pt" style:font-size-asian="16pt" style:font-size-complex="16pt"/>
    </style:style>
    <style:style style:name="T18" style:family="text">
      <style:text-properties fo:color="#000000" fo:font-family="Arial" style:font-pitch="variable" fo:font-size="23pt" style:font-size-asian="23pt" style:font-size-complex="23pt"/>
    </style:style>
    <style:style style:name="T19" style:family="text">
      <style:text-properties fo:color="#000000" fo:font-family="Symbol" style:font-pitch="variable" style:font-charset="x-symbol" fo:font-size="20pt" style:font-size-asian="20pt" style:font-size-complex="20pt"/>
    </style:style>
    <style:style style:name="T20" style:family="text">
      <style:text-properties fo:color="#000000" fo:font-family="Arial" style:font-pitch="variable" fo:font-size="14pt" style:font-size-asian="14pt" style:font-size-complex="14pt"/>
    </style:style>
    <style:style style:name="T21" style:family="text">
      <style:text-properties fo:color="#000000" fo:font-family="Arial" style:font-pitch="variable" fo:font-size="28pt" style:font-size-asian="28pt" style:font-size-complex="28pt"/>
    </style:style>
    <style:style style:name="T22" style:family="text">
      <style:text-properties fo:font-family="'Courier New'" style:font-pitch="variable" fo:font-size="20pt" fo:language="en" fo:country="US" fo:font-weight="bold" style:font-size-asian="20pt" style:font-weight-asian="bold" style:font-size-complex="20pt" style:font-weight-complex="bold"/>
    </style:style>
    <style:style style:name="T23" style:family="text">
      <style:text-properties fo:font-family="'Courier New'" style:font-pitch="variable" fo:font-size="20pt" fo:language="en" fo:country="US" style:font-size-asian="20pt" style:font-size-complex="20pt"/>
    </style:style>
    <style:style style:name="T24" style:family="text">
      <style:text-properties fo:font-size="20pt" fo:language="en" fo:country="US" fo:font-weight="bold" style:font-size-asian="20pt" style:font-weight-asian="bold" style:font-size-complex="20pt" style:font-weight-complex="bold"/>
    </style:style>
    <style:style style:name="T25" style:family="text">
      <style:text-properties fo:color="#000000" fo:font-family="Arial" style:font-pitch="variable" fo:font-size="29pt" style:font-size-asian="29pt" style:font-size-complex="29pt"/>
    </style:style>
    <style:style style:name="T26" style:family="text">
      <style:text-properties fo:font-size="24pt" fo:language="en" fo:country="US" fo:font-weight="bold" style:font-size-asian="24pt" style:font-weight-asian="bold" style:font-size-complex="24pt" style:font-weight-complex="bold"/>
    </style:style>
    <style:style style:name="T27" style:family="text">
      <style:text-properties fo:font-size="24pt" style:font-size-asian="24pt" style:font-size-complex="24pt"/>
    </style:style>
    <style:style style:name="T28" style:family="text">
      <style:text-properties fo:font-size="20pt" style:font-size-asian="20pt" style:font-size-complex="20pt"/>
    </style:style>
    <style:style style:name="T29" style:family="text">
      <style:text-properties fo:font-size="24pt" fo:font-style="italic" style:font-size-asian="24pt" style:font-style-asian="italic" style:font-size-complex="24pt" style:font-style-complex="italic"/>
    </style:style>
    <style:style style:name="T30" style:family="text">
      <style:text-properties fo:color="#000000" fo:font-family="Arial" style:font-pitch="variable" fo:font-size="9pt" style:font-size-asian="9pt" style:font-size-complex="9pt"/>
    </style:style>
    <style:style style:name="T31" style:family="text">
      <style:text-properties fo:color="#000000" fo:font-family="Arial" style:font-pitch="variable" fo:font-size="9pt" fo:language="en" fo:country="US" style:font-size-asian="9pt" style:font-size-complex="9pt"/>
    </style:style>
    <style:style style:name="T32" style:family="text">
      <style:text-properties fo:font-size="12pt" style:font-size-asian="12pt" style:font-size-complex="12pt"/>
    </style:style>
    <style:style style:name="T33" style:family="text">
      <style:text-properties fo:font-size="14pt" fo:font-weight="bold" style:font-size-asian="14pt" style:font-weight-asian="bold" style:font-size-complex="14pt" style:font-weight-complex="bold"/>
    </style:style>
    <style:style style:name="T34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3333cc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3333cc" fo:font-size="100%"/>
      </text:list-level-style-number>
    </text:list-style>
    <text:list-style style:name="L4">
      <text:list-level-style-bullet text:level="1" text:bullet-char="•">
        <style:list-level-properties text:min-label-width="0.952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Courier New'" style:font-family-generic="moder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">
        <style:list-level-properties text:space-before="1.27cm" text:min-label-width="0.793cm"/>
        <style:text-properties fo:font-family="Symbol" style:font-pitch="variable" style:font-charset="x-symbo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9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0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1">
      <text:list-level-style-bullet text:level="1" text:bullet-char="•">
        <style:list-level-properties text:min-label-width="0.952cm"/>
        <style:text-properties fo:font-family="'Courier New'" style:font-family-generic="moder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2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footer-decl presentation:name="ftr1">CS 640</presentation:footer-decl>
      <presentation:date-time-decl presentation:name="dtd1" presentation:source="fixed">Fall 2001</presentation:date-time-decl>
      <draw:page draw:name="PowerPoint Presentation" draw:style-name="dp1" draw:master-page-name="Default" presentation:presentation-page-layout-name="AL1T1" presentation:use-footer-name="ftr1" presentation:use-date-time-name="dtd1">
        <draw:frame presentation:style-name="pr1" draw:text-style-name="P3" draw:layer="layout" svg:width="14.394cm" svg:height="6.986cm" svg:x="3.598cm" svg:y="9.312cm" presentation:class="outline" presentation:user-transformed="true">
          <draw:text-box>
            <text:list text:style-name="L1">
              <text:list-header>
                <text:p text:style-name="P1">Outline</text:p>
                <text:p text:style-name="P2"><text:tab/>RTT estimation using EWMA</text:p>
                <text:p text:style-name="P2"><text:tab/>Stop and Wait</text:p>
                <text:p text:style-name="P2"><text:tab/>Sliding Window Algorithms</text:p>
              </text:list-header>
            </text:list>
          </draw:text-box>
        </draw:frame>
        <draw:custom-shape draw:style-name="gr1" draw:text-style-name="P3" draw:layer="layout" svg:width="21.59cm" svg:height="3.175cm" svg:x="1.905cm" svg:y="4.657cm">
          <text:list text:style-name="L2">
            <text:list-header>
              <text:p text:style-name="P4"><text:span text:style-name="T1">Transport Layer: <text:s/>Sliding Window Reliability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7cm" svg:height="9.526cm" svg:x="3.175cm" svg:y="1.904cm" draw:page-number="1" presentation:class="page"/>
          <draw:frame presentation:style-name="pr2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Transport layer functions" draw:style-name="dp1" draw:master-page-name="Default" presentation:presentation-page-layout-name="AL1T1" presentation:use-footer-name="ftr1" presentation:use-date-time-name="dtd1">
        <draw:frame presentation:style-name="pr3" draw:text-style-name="P3" draw:layer="layout" svg:width="21.59cm" svg:height="3.176cm" svg:x="1.905cm" svg:y="1.692cm" presentation:class="title" presentation:user-transformed="true">
          <draw:text-box>
            <text:list text:style-name="L2">
              <text:list-header>
                <text:p text:style-name="P5">Transport layer functions</text:p>
              </text:list-header>
            </text:list>
          </draw:text-box>
        </draw:frame>
        <draw:frame presentation:style-name="pr4" draw:text-style-name="P3" draw:layer="layout" svg:width="23.072cm" svg:height="11.431cm" svg:x="1.058cm" svg:y="5.503cm" presentation:class="outline" presentation:user-transformed="true">
          <draw:text-box>
            <text:list text:style-name="L4">
              <text:list-item>
                <text:p text:style-name="P6"><text:span text:style-name="T2">Transport protocol defines the pattern/sequence for end hosts sending packets</text:span></text:p>
              </text:list-item>
              <text:list-item>
                <text:p text:style-name="P6"><text:span text:style-name="T2">Transport has to deal with a number of things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3">Multiplexing/demultiplexing – ports and message queues</text:span></text:p>
                  </text:list-item>
                  <text:list-item>
                    <text:p text:style-name="P7"><text:span text:style-name="T3">Error detection within packets - checksums</text:span></text:p>
                  </text:list-item>
                  <text:list-item>
                    <text:p text:style-name="P7"><text:span text:style-name="T3">Reliable, in order delivery of packets - Today</text:span></text:p>
                  </text:list-item>
                  <text:list-item>
                    <text:p text:style-name="P7"><text:span text:style-name="T3">Flow control – Today</text:span></text:p>
                  </text:list-item>
                  <text:list-item>
                    <text:p text:style-name="P7"><text:span text:style-name="T3">Connection management - TBD</text:span></text:p>
                  </text:list-item>
                  <text:list-item>
                    <text:p text:style-name="P7"><text:span text:style-name="T3">Congestion control – TBD</text:span></text:p>
                  </text:list-item>
                </text:list>
              </text:list-item>
            </text:list>
            <text:list text:style-name="L4">
              <text:list-item>
                <text:p text:style-name="P6"><text:span text:style-name="T2">We’re moving toward understanding TCP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2" presentation:class="page"/>
          <draw:frame presentation:style-name="pr2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Methods of Reliability" draw:style-name="dp1" draw:master-page-name="Default" presentation:presentation-page-layout-name="AL1T1" presentation:use-footer-name="ftr1" presentation:use-date-time-name="dtd1">
        <draw:frame presentation:style-name="pr3" draw:text-style-name="P3" draw:layer="layout" svg:width="21.59cm" svg:height="3.176cm" svg:x="1.905cm" svg:y="1.692cm" presentation:class="title" presentation:user-transformed="true">
          <draw:text-box>
            <text:list text:style-name="L2">
              <text:list-header>
                <text:p text:style-name="P5">Methods of Reliability</text:p>
              </text:list-header>
            </text:list>
          </draw:text-box>
        </draw:frame>
        <draw:frame presentation:style-name="pr4" draw:text-style-name="P3" draw:layer="layout" svg:width="23.892cm" svg:height="11.431cm" svg:x="0.595cm" svg:y="5.503cm" presentation:class="outline" presentation:user-transformed="true">
          <draw:text-box>
            <text:list text:style-name="L4">
              <text:list-item>
                <text:p text:style-name="P8">Packets can be lost and/or corrupted during transmission</text:p>
              </text:list-item>
            </text:list>
            <text:list text:style-name="L5">
              <text:list-item>
                <text:list>
                  <text:list-item>
                    <text:p text:style-name="P9">Bit level errors due to noise</text:p>
                  </text:list-item>
                  <text:list-item>
                    <text:p text:style-name="P9">Loss due to congestion</text:p>
                  </text:list-item>
                </text:list>
              </text:list-item>
            </text:list>
            <text:list text:style-name="L4">
              <text:list-item>
                <text:p text:style-name="P8">Use checksums to detect bit level errors</text:p>
              </text:list-item>
            </text:list>
            <text:list text:style-name="L5">
              <text:list-item>
                <text:list>
                  <text:list-item>
                    <text:p text:style-name="P9">Internet Checksum is optionally used to detect errors in UDP</text:p>
                    <text:list>
                      <text:list-item>
                        <text:p text:style-name="P10">Uses 16 bits to encode one’s complement sum of data + headers</text:p>
                      </text:list-item>
                    </text:list>
                  </text:list-item>
                  <text:list-item>
                    <text:p text:style-name="P9">When bit level errors are detected, packets are dropped</text:p>
                  </text:list-item>
                </text:list>
              </text:list-item>
            </text:list>
            <text:list text:style-name="L4">
              <text:list-item>
                <text:p text:style-name="P8">Build reliability into the transmission protocol</text:p>
              </text:list-item>
            </text:list>
            <text:list text:style-name="L5">
              <text:list-item>
                <text:list>
                  <text:list-item>
                    <text:p text:style-name="P9">Using <text:span text:style-name="T4">acknowledgements</text:span> and <text:span text:style-name="T4">timeouts</text:span> to signal lost or corrupt fram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3" presentation:class="page"/>
          <draw:frame presentation:style-name="pr2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Acknowledgements &amp; Timeouts" draw:style-name="dp1" draw:master-page-name="Default" presentation:presentation-page-layout-name="AL1T1" presentation:use-footer-name="ftr1" presentation:use-date-time-name="dtd1">
        <draw:frame presentation:style-name="pr5" draw:text-style-name="P3" draw:layer="layout" svg:width="21.59cm" svg:height="2.158cm" svg:x="1.905cm" svg:y="1.692cm" presentation:class="title" presentation:user-transformed="true">
          <draw:text-box>
            <text:list text:style-name="L2">
              <text:list-header>
                <text:p text:style-name="P5">Acknowledgements &amp; Timeouts</text:p>
              </text:list-header>
            </text:list>
          </draw:text-box>
        </draw:frame>
        <draw:frame presentation:style-name="pr4" draw:text-style-name="P3" draw:layer="layout" svg:width="21.59cm" svg:height="11.431cm" svg:x="1.905cm" svg:y="5.503cm" presentation:class="outline" presentation:user-transformed="true">
          <draw:text-box>
            <text:list text:style-name="L4">
              <text:list-item>
                <text:p text:style-name="P6"><text:span text:style-name="T2">An </text:span><text:span text:style-name="T5">acknowledgement</text:span><text:span text:style-name="T2"> (ACK) is a packet sent by one host in response to a packet it has received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3">Making a packet an ACK is simply a matter of changing a field in the transport header</text:span></text:p>
                  </text:list-item>
                  <text:list-item>
                    <text:p text:style-name="P7"><text:span text:style-name="T3">Data can be </text:span><text:span text:style-name="T6">piggybacked</text:span><text:span text:style-name="T3"> in ACKs</text:span></text:p>
                  </text:list-item>
                </text:list>
              </text:list-item>
            </text:list>
            <text:list text:style-name="L4">
              <text:list-item>
                <text:p text:style-name="P6"><text:span text:style-name="T2">A </text:span><text:span text:style-name="T5">timeout</text:span><text:span text:style-name="T2"> is a signal that an ACK to a packet that was sent has not yet been received within a specified timeframe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3">A timeout triggers a </text:span><text:span text:style-name="T6">retransmission</text:span><text:span text:style-name="T3"> of the original packet from the sender</text:span></text:p>
                  </text:list-item>
                  <text:list-item>
                    <text:p text:style-name="P7"><text:span text:style-name="T3">How are timers set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4" presentation:class="page"/>
          <draw:frame presentation:style-name="pr2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 presentation:use-footer-name="ftr1" presentation:use-date-time-name="dtd1">
        <draw:frame presentation:style-name="pr3" draw:text-style-name="P3" draw:layer="layout" svg:width="21.59cm" svg:height="3.176cm" svg:x="1.905cm" svg:y="0.634cm" presentation:class="title" presentation:user-transformed="true">
          <draw:text-box>
            <text:list text:style-name="L2">
              <text:list-header>
                <text:p text:style-name="P5">Acknowledgements &amp; Timeouts</text:p>
              </text:list-header>
            </text:list>
          </draw:text-box>
        </draw:frame>
        <draw:frame draw:style-name="gr3" draw:text-style-name="P11" draw:layer="layout" svg:width="11.73cm" svg:height="13.335cm" svg:x="6.562cm" svg:y="3.598cm">
          <draw:image xlink:href="Pictures/2000019A0000293500002EDDC2766A6A.svm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5" presentation:class="page"/>
          <draw:frame presentation:style-name="pr2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ropagation Delay" draw:style-name="dp1" draw:master-page-name="Default" presentation:presentation-page-layout-name="AL1T1" presentation:use-footer-name="ftr1" presentation:use-date-time-name="dtd1">
        <draw:frame presentation:style-name="pr3" draw:text-style-name="P3" draw:layer="layout" svg:width="21.59cm" svg:height="3.176cm" svg:x="1.905cm" svg:y="1.692cm" presentation:class="title" presentation:user-transformed="true">
          <draw:text-box>
            <text:list text:style-name="L2">
              <text:list-header>
                <text:p text:style-name="P5">Propagation Delay</text:p>
              </text:list-header>
            </text:list>
          </draw:text-box>
        </draw:frame>
        <draw:frame presentation:style-name="pr6" draw:text-style-name="P3" draw:layer="layout" svg:width="23.336cm" svg:height="11.22cm" svg:x="1.032cm" svg:y="5.502cm" presentation:class="outline" presentation:user-transformed="true">
          <draw:text-box>
            <text:list text:style-name="L4">
              <text:list-item>
                <text:p text:style-name="P12">Propagation delay is defined as the delay between transmission and receipt of packets between hosts</text:p>
              </text:list-item>
              <text:list-item>
                <text:p text:style-name="P12">Propagation delay can be used to estimate timeout period</text:p>
              </text:list-item>
              <text:list-item>
                <text:p text:style-name="P12">How can propagation delay be measured?</text:p>
              </text:list-item>
              <text:list-item>
                <text:p text:style-name="P12">What else must be considered in the measurement?</text:p>
                <text:p text:style-name="P12"/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6" presentation:class="page"/>
          <draw:frame presentation:style-name="pr2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Exponentially weighted moving average RTT estimation" draw:style-name="dp1" draw:master-page-name="Default" presentation:presentation-page-layout-name="AL1T1" presentation:use-footer-name="ftr1" presentation:use-date-time-name="dtd1">
        <draw:frame presentation:style-name="pr3" draw:text-style-name="P3" draw:layer="layout" svg:width="21.59cm" svg:height="3.647cm" svg:x="1.905cm" svg:y="1.457cm" presentation:class="title" presentation:user-transformed="true">
          <draw:text-box>
            <text:list text:style-name="L2">
              <text:list-header>
                <text:p text:style-name="P5">Exponentially weighted moving average RTT estimation</text:p>
              </text:list-header>
            </text:list>
          </draw:text-box>
        </draw:frame>
        <draw:frame presentation:style-name="pr4" draw:text-style-name="P3" draw:layer="layout" svg:width="23.707cm" svg:height="11.431cm" svg:x="1.269cm" svg:y="5.503cm" presentation:class="outline" presentation:user-transformed="true">
          <draw:text-box>
            <text:list text:style-name="L4">
              <text:list-item>
                <text:p text:style-name="P12"><text:span text:style-name="T7">EWMA was original algorithm for TCP</text:span></text:p>
              </text:list-item>
              <text:list-item>
                <text:p text:style-name="P12"><text:span text:style-name="T7">Measure </text:span><text:span text:style-name="T8">SampleRTT</text:span><text:span text:style-name="T7"> for each packet/ACK pair</text:span></text:p>
              </text:list-item>
              <text:list-item>
                <text:p text:style-name="P12"><text:span text:style-name="T7">Compute weighted average of RTT</text:span></text:p>
              </text:list-item>
            </text:list>
            <text:list text:style-name="L6">
              <text:list-item>
                <text:list>
                  <text:list-item>
                    <text:p text:style-name="P9"><text:span text:style-name="T9">EstRTT</text:span><text:span text:style-name="T7"> = </text:span><text:span text:style-name="T10"></text:span><text:span text:style-name="T11"> </text:span><text:span text:style-name="T12">x</text:span><text:span text:style-name="T7"> </text:span><text:span text:style-name="T9">EstimatedRTT</text:span><text:span text:style-name="T7"> + </text:span><text:span text:style-name="T10"></text:span><text:span text:style-name="T7"> </text:span><text:span text:style-name="T12">x</text:span><text:span text:style-name="T7"> </text:span><text:span text:style-name="T9">SampleRTT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7">where </text:span><text:span text:style-name="T11"><text:s/></text:span><text:span text:style-name="T10"></text:span><text:span text:style-name="T7"> </text:span><text:span text:style-name="T9">+</text:span><text:span text:style-name="T7"> </text:span><text:span text:style-name="T11"><text:s/></text:span><text:span text:style-name="T10"></text:span><text:span text:style-name="T11"> </text:span><text:span text:style-name="T9">= 1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9"><text:span text:style-name="T10"></text:span><text:span text:style-name="T7"> </text:span><text:span text:style-name="T7">between 0.8 and 0.9</text:span></text:p>
                  </text:list-item>
                  <text:list-item>
                    <text:p text:style-name="P9"><text:span text:style-name="T10"></text:span><text:span text:style-name="T7"> </text:span><text:span text:style-name="T7">between 0.1 and 0.2</text:span></text:p>
                  </text:list-item>
                </text:list>
              </text:list-item>
            </text:list>
            <text:list text:style-name="L4">
              <text:list-item>
                <text:p text:style-name="P6"><text:span text:style-name="T7">Set timeout based on </text:span><text:span text:style-name="T8">EstRTT</text:span></text:p>
              </text:list-item>
            </text:list>
            <text:list text:style-name="L6">
              <text:list-item>
                <text:list>
                  <text:list-item>
                    <text:p text:style-name="P13"><text:span text:style-name="T9">TimeOut</text:span><text:span text:style-name="T7"> </text:span><text:span text:style-name="T13">=</text:span><text:span text:style-name="T7"> </text:span><text:span text:style-name="T9">2</text:span><text:span text:style-name="T7"> </text:span><text:span text:style-name="T12">x</text:span><text:span text:style-name="T7"> </text:span><text:span text:style-name="T9">EstRT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7" presentation:class="page"/>
          <draw:frame presentation:style-name="pr2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Stop-and-Wait Process" draw:style-name="dp1" draw:master-page-name="Default" presentation:presentation-page-layout-name="AL1T1" presentation:use-footer-name="ftr1" presentation:use-date-time-name="dtd1">
        <draw:frame presentation:style-name="pr7" draw:text-style-name="P3" draw:layer="layout" svg:width="21.59cm" svg:height="1.954cm" svg:x="1.905cm" svg:y="1.328cm" presentation:class="title" presentation:user-transformed="true">
          <draw:text-box>
            <text:list text:style-name="L2">
              <text:list-header>
                <text:p text:style-name="P5">Stop-and-Wait Process</text:p>
              </text:list-header>
            </text:list>
          </draw:text-box>
        </draw:frame>
        <draw:frame presentation:style-name="pr8" draw:text-style-name="P3" draw:layer="layout" svg:width="21.59cm" svg:height="6.461cm" svg:x="1.905cm" svg:y="10.847cm" presentation:class="outline" presentation:user-transformed="true">
          <draw:text-box>
            <text:list text:style-name="L4">
              <text:list-item>
                <text:p text:style-name="P10"><text:span text:style-name="T3">Sender doesn’t send next packet until he’s sure receiver has last packet</text:span></text:p>
              </text:list-item>
              <text:list-item>
                <text:p text:style-name="P10"><text:span text:style-name="T3">The packet/Ack sequence enables reliability</text:span></text:p>
              </text:list-item>
              <text:list-item>
                <text:p text:style-name="P10"><text:span text:style-name="T3">Sequence numbers help avoid problem of duplicate packets</text:span></text:p>
              </text:list-item>
              <text:list-item>
                <text:p text:style-name="P10"><text:span text:style-name="T3">Problem: keeping the pipe full</text:span></text:p>
              </text:list-item>
              <text:list-item>
                <text:p text:style-name="P10"><text:span text:style-name="T3">Example</text:span></text:p>
              </text:list-item>
            </text:list>
            <text:list text:style-name="L5">
              <text:list-item>
                <text:list>
                  <text:list-item>
                    <text:p text:style-name="P14"><text:span text:style-name="T14">1.5Mbps link </text:span><text:span text:style-name="T15">x</text:span><text:span text:style-name="T14"> 45ms RTT = 67.5Kb (8KB)</text:span></text:p>
                  </text:list-item>
                  <text:list-item>
                    <text:p text:style-name="P14"><text:span text:style-name="T14">1KB frames imples 1/8th link utilization </text:span></text:p>
                  </text:list-item>
                </text:list>
              </text:list-item>
            </text:list>
          </draw:text-box>
        </draw:frame>
        <draw:line draw:style-name="gr4" draw:text-style-name="P11" draw:layer="layout" svg:x1="9.525cm" svg:y1="4.617cm" svg:x2="9.525cm" svg:y2="10.544cm">
          <text:p/>
        </draw:line>
        <draw:line draw:style-name="gr4" draw:text-style-name="P11" draw:layer="layout" svg:x1="13.758cm" svg:y1="4.617cm" svg:x2="13.758cm" svg:y2="10.544cm">
          <text:p/>
        </draw:line>
        <draw:line draw:style-name="gr5" draw:text-style-name="P11" draw:layer="layout" svg:x1="9.525cm" svg:y1="5.04cm" svg:x2="13.758cm" svg:y2="6.099cm">
          <text:p/>
        </draw:line>
        <draw:line draw:style-name="gr5" draw:text-style-name="P11" draw:layer="layout" svg:x1="13.757cm" svg:y1="6.099cm" svg:x2="9.524cm" svg:y2="7.157cm">
          <text:p/>
        </draw:line>
        <draw:line draw:style-name="gr5" draw:text-style-name="P11" draw:layer="layout" svg:x1="9.525cm" svg:y1="7.157cm" svg:x2="13.758cm" svg:y2="8.215cm">
          <text:p/>
        </draw:line>
        <draw:line draw:style-name="gr5" draw:text-style-name="P11" draw:layer="layout" svg:x1="13.757cm" svg:y1="8.215cm" svg:x2="9.524cm" svg:y2="9.485cm">
          <text:p/>
        </draw:line>
        <draw:custom-shape draw:style-name="gr6" draw:text-style-name="P3" draw:layer="layout" svg:width="2.068cm" svg:height="0.937cm" svg:x="8.473cm" svg:y="3.559cm">
          <text:list text:style-name="L8">
            <text:list-header>
              <text:p text:style-name="P5"><text:span text:style-name="T16">Send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3" draw:layer="layout" svg:width="2.504cm" svg:height="0.937cm" svg:x="12.497cm" svg:y="3.559cm">
          <text:list text:style-name="L8">
            <text:list-header>
              <text:p text:style-name="P5"><text:span text:style-name="T16">Receiver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7cm" svg:height="9.526cm" svg:x="3.175cm" svg:y="1.904cm" draw:page-number="8" presentation:class="page"/>
          <draw:frame presentation:style-name="pr2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Solution: Pipelining via Sliding Window" draw:style-name="dp1" draw:master-page-name="Default" presentation:presentation-page-layout-name="AL1T1" presentation:use-footer-name="ftr1" presentation:use-date-time-name="dtd1">
        <draw:frame presentation:style-name="pr3" draw:text-style-name="P3" draw:layer="layout" svg:width="24.051cm" svg:height="3.176cm" svg:x="0.475cm" svg:y="1.256cm" presentation:class="title" presentation:user-transformed="true">
          <draw:text-box>
            <text:list text:style-name="L2">
              <text:list-header>
                <text:p text:style-name="P5">Solution: Pipelining via Sliding Window</text:p>
              </text:list-header>
            </text:list>
          </draw:text-box>
        </draw:frame>
        <draw:frame presentation:style-name="pr4" draw:text-style-name="P3" draw:layer="layout" svg:width="21.59cm" svg:height="11.431cm" svg:x="1.905cm" svg:y="4.299cm" presentation:class="outline" presentation:user-transformed="true">
          <draw:text-box>
            <text:list text:style-name="L4">
              <text:list-item>
                <text:p text:style-name="P8"><text:span text:style-name="T7">Allow multiple outstanding (un-ACKed) frames</text:span></text:p>
              </text:list-item>
              <text:list-item>
                <text:p text:style-name="P8"><text:span text:style-name="T7">Upper bound on un-ACKed frames, called </text:span><text:span text:style-name="T11">window</text:span></text:p>
              </text:list-item>
            </text:list>
          </draw:text-box>
        </draw:frame>
        <draw:g>
          <draw:custom-shape draw:style-name="gr7" draw:text-style-name="P3" draw:layer="layout" svg:width="1.818cm" svg:height="0.677cm" draw:transform="rotate (1.5707963267949) translate (8.251cm 15.456cm)">
            <text:list text:style-name="L9">
              <text:list-header>
                <text:p text:style-name="P15"><text:span text:style-name="T17">Sender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7" draw:text-style-name="P3" draw:layer="layout" svg:width="2.229cm" svg:height="0.677cm" draw:transform="rotate (1.5707963267949) translate (8.251cm 8.421cm)">
            <text:list text:style-name="L9">
              <text:list-header>
                <text:p text:style-name="P15"><text:span text:style-name="T17">Receiver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7" draw:text-style-name="P3" draw:layer="layout" svg:width="-0.345cm" svg:height="-0.677cm" svg:x="13.631cm" svg:y="18.137cm">
            <text:list text:style-name="L9">
              <text:list-header>
                <text:p text:style-name="P15"><text:span text:style-name="T17">T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7" draw:text-style-name="P3" draw:layer="layout" svg:width="-0.912cm" svg:height="-0.677cm" svg:x="13.309cm" svg:y="18.137cm">
            <text:list text:style-name="L9">
              <text:list-header>
                <text:p text:style-name="P15"><text:span text:style-name="T17">ime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8" draw:text-style-name="P11" draw:layer="layout" svg:x1="9.098cm" svg:y1="14.71cm" svg:x2="17.238cm" svg:y2="14.693cm">
            <text:p/>
          </draw:line>
          <draw:line draw:style-name="gr8" draw:text-style-name="P11" draw:layer="layout" svg:x1="9.146cm" svg:y1="7.346cm" svg:x2="17.203cm" svg:y2="7.328cm">
            <text:p/>
          </draw:line>
          <draw:line draw:style-name="gr8" draw:text-style-name="P11" draw:layer="layout" svg:x1="9.772cm" svg:y1="14.71cm" svg:x2="11.369cm" svg:y2="7.703cm">
            <text:p/>
          </draw:line>
          <draw:custom-shape draw:style-name="gr9" draw:text-style-name="P3" draw:layer="layout" svg:width="0.428cm" svg:height="0.203cm" draw:transform="rotate (1.5707963267949) translate (11.267cm 7.756cm)">
            <text:p/>
            <draw:enhanced-geometry svg:viewBox="0 0 97 46" draw:type="non-primitive" draw:enhanced-path="M 0 42  L 97 38  L 16 0  L 4 46  L 4 46  L 0 42  Z N"/>
          </draw:custom-shape>
          <draw:line draw:style-name="gr8" draw:text-style-name="P11" draw:layer="layout" svg:x1="11.452cm" svg:y1="7.347cm" svg:x2="13.353cm" svg:y2="14.354cm">
            <text:p/>
          </draw:line>
          <draw:custom-shape draw:style-name="gr9" draw:text-style-name="P3" draw:layer="layout" svg:width="0.393cm" svg:height="0.22cm" draw:transform="rotate (1.5707963267949) translate (13.234cm 14.693cm)">
            <text:p/>
            <draw:enhanced-geometry svg:viewBox="0 0 89 50" draw:type="non-primitive" draw:enhanced-path="M 77 0  L 0 46  L 89 50  L 81 4  L 81 4  L 77 0  Z N"/>
          </draw:custom-shape>
          <draw:line draw:style-name="gr8" draw:text-style-name="P11" draw:layer="layout" svg:x1="10.284cm" svg:y1="17.338cm" svg:x2="15.659cm" svg:y2="17.334cm">
            <text:p/>
          </draw:line>
          <draw:custom-shape draw:style-name="gr9" draw:text-style-name="P3" draw:layer="layout" svg:width="0.203cm" svg:height="0.388cm" draw:transform="rotate (1.5707963267949) translate (15.575cm 17.44cm)">
            <text:p/>
            <draw:enhanced-geometry svg:viewBox="0 0 46 88" draw:type="non-primitive" draw:enhanced-path="M 0 0  L 23 88  L 46 4  L 0 4  L 0 4  L 0 0  Z N"/>
          </draw:custom-shape>
          <draw:line draw:style-name="gr8" draw:text-style-name="P11" draw:layer="layout" svg:x1="10.35cm" svg:y1="14.71cm" svg:x2="11.964cm" svg:y2="7.668cm">
            <text:p/>
          </draw:line>
          <draw:custom-shape draw:style-name="gr9" draw:text-style-name="P3" draw:layer="layout" svg:width="0.41cm" svg:height="0.203cm" draw:transform="rotate (1.5707963267949) translate (11.862cm 7.738cm)">
            <text:p/>
            <draw:enhanced-geometry svg:viewBox="0 0 93 46" draw:type="non-primitive" draw:enhanced-path="M 0 42  L 93 42  L 12 0  L 0 46  L 0 46  L 0 42  Z N"/>
          </draw:custom-shape>
          <draw:line draw:style-name="gr8" draw:text-style-name="P11" draw:layer="layout" svg:x1="12.065cm" svg:y1="7.365cm" svg:x2="13.948cm" svg:y2="14.354cm">
            <text:p/>
          </draw:line>
          <draw:custom-shape draw:style-name="gr9" draw:text-style-name="P3" draw:layer="layout" svg:width="0.393cm" svg:height="0.203cm" draw:transform="rotate (1.5707963267949) translate (13.829cm 14.693cm)">
            <text:p/>
            <draw:enhanced-geometry svg:viewBox="0 0 89 46" draw:type="non-primitive" draw:enhanced-path="M 77 0  L 0 46  L 89 46  L 77 0  L 77 0  Z N"/>
          </draw:custom-shape>
          <draw:line draw:style-name="gr8" draw:text-style-name="P11" draw:layer="layout" svg:x1="10.994cm" svg:y1="14.693cm" svg:x2="12.572cm" svg:y2="7.686cm">
            <text:p/>
          </draw:line>
          <draw:custom-shape draw:style-name="gr9" draw:text-style-name="P3" draw:layer="layout" svg:width="0.41cm" svg:height="0.202cm" draw:transform="rotate (1.5707963267949) translate (12.489cm 7.738cm)">
            <text:p/>
            <draw:enhanced-geometry svg:viewBox="0 0 93 46" draw:type="non-primitive" draw:enhanced-path="M 0 42  L 93 42  L 12 0  L 0 46  L 0 46  L 0 42  Z N"/>
          </draw:custom-shape>
          <draw:line draw:style-name="gr8" draw:text-style-name="P11" draw:layer="layout" svg:x1="12.674cm" svg:y1="7.365cm" svg:x2="14.574cm" svg:y2="14.354cm">
            <text:p/>
          </draw:line>
          <draw:custom-shape draw:style-name="gr9" draw:text-style-name="P3" draw:layer="layout" svg:width="0.393cm" svg:height="0.203cm" draw:transform="rotate (1.5707963267949) translate (14.473cm 14.693cm)">
            <text:p/>
            <draw:enhanced-geometry svg:viewBox="0 0 89 46" draw:type="non-primitive" draw:enhanced-path="M 77 0  L 0 42  L 89 46  L 77 0  L 77 0  Z N"/>
          </draw:custom-shape>
          <draw:line draw:style-name="gr8" draw:text-style-name="P11" draw:layer="layout" svg:x1="13.437cm" svg:y1="14.693cm" svg:x2="15.051cm" svg:y2="7.65cm">
            <text:p/>
          </draw:line>
          <draw:custom-shape draw:style-name="gr9" draw:text-style-name="P3" draw:layer="layout" svg:width="0.41cm" svg:height="0.202cm" draw:transform="rotate (1.5707963267949) translate (14.932cm 7.756cm)">
            <text:p/>
            <draw:enhanced-geometry svg:viewBox="0 0 93 46" draw:type="non-primitive" draw:enhanced-path="M 0 46  L 93 42  L 12 0  L 4 46  L 4 46  L 0 46  Z N"/>
          </draw:custom-shape>
          <draw:line draw:style-name="gr8" draw:text-style-name="P11" draw:layer="layout" svg:x1="14.05cm" svg:y1="14.693cm" svg:x2="15.659cm" svg:y2="7.619cm">
            <text:p/>
          </draw:line>
          <draw:custom-shape draw:style-name="gr9" draw:text-style-name="P3" draw:layer="layout" svg:width="0.41cm" svg:height="0.203cm" draw:transform="rotate (1.5707963267949) translate (15.558cm 7.738cm)">
            <text:p/>
            <draw:enhanced-geometry svg:viewBox="0 0 93 46" draw:type="non-primitive" draw:enhanced-path="M 0 42  L 93 38  L 12 0  L 4 46  L 4 46  L 0 42  Z N"/>
          </draw:custom-shape>
          <draw:line draw:style-name="gr8" draw:text-style-name="P11" draw:layer="layout" svg:x1="14.676cm" svg:y1="14.693cm" svg:x2="16.268cm" svg:y2="7.65cm">
            <text:p/>
          </draw:line>
          <draw:custom-shape draw:style-name="gr9" draw:text-style-name="P3" draw:layer="layout" svg:width="0.41cm" svg:height="0.203cm" draw:transform="rotate (1.5707963267949) translate (16.166cm 7.738cm)">
            <text:p/>
            <draw:enhanced-geometry svg:viewBox="0 0 93 46" draw:type="non-primitive" draw:enhanced-path="M 0 43  L 93 39  L 12 0  L 0 46  L 0 46  L 0 43  Z N"/>
          </draw:custom-shape>
          <draw:line draw:style-name="gr8" draw:text-style-name="P11" draw:layer="layout" svg:x1="12.793cm" svg:y1="14.71cm" svg:x2="14.389cm" svg:y2="7.637cm">
            <text:p/>
          </draw:line>
          <draw:custom-shape draw:style-name="gr9" draw:text-style-name="P3" draw:layer="layout" svg:width="0.423cm" svg:height="0.203cm" draw:transform="rotate (1.5707963267949) translate (14.27cm 7.738cm)">
            <text:p/>
            <draw:enhanced-geometry svg:viewBox="0 0 96 46" draw:type="non-primitive" draw:enhanced-path="M 0 46  L 96 38  L 12 0  L 4 46  L 4 46  L 0 46  Z N"/>
          </draw:custom-shape>
          <draw:custom-shape draw:style-name="gr7" draw:text-style-name="P3" draw:layer="layout" svg:width="-0.815cm" svg:height="-0.974cm" svg:x="16.749cm" svg:y="11.831cm">
            <text:list text:style-name="L9">
              <text:list-header>
                <text:p text:style-name="P15"><text:span text:style-name="T18">…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0" draw:text-style-name="P16" draw:layer="layout" svg:width="-1.014cm" svg:height="-0.001cm" svg:x="16.131cm" svg:y="11.831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3" draw:layer="layout" svg:width="-0.815cm" svg:height="-0.974cm" svg:x="13.001cm" svg:y="11.831cm">
            <text:list text:style-name="L9">
              <text:list-header>
                <text:p text:style-name="P15"><text:span text:style-name="T18">…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0" draw:text-style-name="P16" draw:layer="layout" svg:width="-1.014cm" svg:height="-0.001cm" svg:x="12.387cm" svg:y="11.831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2" draw:layer="layout" svg:width="12.7cm" svg:height="9.526cm" svg:x="3.175cm" svg:y="1.904cm" draw:page-number="9" presentation:class="page"/>
          <draw:frame presentation:style-name="pr2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Buffering on Sender and Receiver" draw:style-name="dp1" draw:master-page-name="Default" presentation:presentation-page-layout-name="AL1T1" presentation:use-footer-name="ftr1" presentation:use-date-time-name="dtd1">
        <draw:frame presentation:style-name="pr3" draw:text-style-name="P3" draw:layer="layout" svg:width="21.59cm" svg:height="3.176cm" svg:x="1.905cm" svg:y="1.692cm" presentation:class="title" presentation:user-transformed="true">
          <draw:text-box>
            <text:list text:style-name="L2">
              <text:list-header>
                <text:p text:style-name="P5">Buffering on Sender and Receiver</text:p>
              </text:list-header>
            </text:list>
          </draw:text-box>
        </draw:frame>
        <draw:frame presentation:style-name="pr4" draw:text-style-name="P3" draw:layer="layout" svg:width="23.495cm" svg:height="12.588cm" svg:x="0.753cm" svg:y="5.186cm" presentation:class="outline" presentation:user-transformed="true">
          <draw:text-box>
            <text:list text:style-name="L4">
              <text:list-item>
                <text:p text:style-name="P9"><text:span text:style-name="T2">Sender needs to buffer data so that if data is lost, it can be resent</text:span></text:p>
              </text:list-item>
              <text:list-item>
                <text:p text:style-name="P9"><text:span text:style-name="T2">Receiver needs to buffer data so that if data is received out of order, it can be held until all packets are received</text:span></text:p>
              </text:list-item>
            </text:list>
            <text:list text:style-name="L5">
              <text:list-item>
                <text:list>
                  <text:list-item>
                    <text:p text:style-name="P10"><text:span text:style-name="T3">Flow control</text:span></text:p>
                  </text:list-item>
                </text:list>
              </text:list-item>
            </text:list>
            <text:list text:style-name="L4">
              <text:list-item>
                <text:p text:style-name="P9"><text:span text:style-name="T2">How can we prevent sender overflowing receiver’s buffer?</text:span></text:p>
              </text:list-item>
            </text:list>
            <text:list text:style-name="L5">
              <text:list-item>
                <text:list>
                  <text:list-item>
                    <text:p text:style-name="P10"><text:span text:style-name="T3">Receiver tells sender its buffer size during connection setup</text:span></text:p>
                  </text:list-item>
                </text:list>
              </text:list-item>
            </text:list>
            <text:list text:style-name="L4">
              <text:list-item>
                <text:p text:style-name="P9"><text:span text:style-name="T2">How can we insure reliability in pipelined transmissions?</text:span></text:p>
              </text:list-item>
            </text:list>
            <text:list text:style-name="L5">
              <text:list-item>
                <text:list>
                  <text:list-item>
                    <text:p text:style-name="P10"><text:span text:style-name="T3">Go-Back-N</text:span></text:p>
                    <text:list>
                      <text:list-item>
                        <text:p text:style-name="P14"><text:span text:style-name="T14">Send all N unACKed packets when a loss is signaled</text:span></text:p>
                      </text:list-item>
                      <text:list-item>
                        <text:p text:style-name="P14"><text:span text:style-name="T14">Inefficient</text:span></text:p>
                      </text:list-item>
                    </text:list>
                  </text:list-item>
                  <text:list-item>
                    <text:p text:style-name="P10"><text:span text:style-name="T3">Selective repeat</text:span></text:p>
                    <text:list>
                      <text:list-item>
                        <text:p text:style-name="P14"><text:span text:style-name="T14">Only send specifically unACKed packets</text:span></text:p>
                      </text:list-item>
                      <text:list-item>
                        <text:p text:style-name="P14"><text:span text:style-name="T14">A bit trickier to implemen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10" presentation:class="page"/>
          <draw:frame presentation:style-name="pr2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Sliding Window: Sender" draw:style-name="dp1" draw:master-page-name="Default" presentation:presentation-page-layout-name="AL1T1" presentation:use-footer-name="ftr1" presentation:use-date-time-name="dtd1">
        <draw:frame presentation:style-name="pr3" draw:text-style-name="P3" draw:layer="layout" svg:width="21.59cm" svg:height="3.176cm" svg:x="1.905cm" svg:y="0.846cm" presentation:class="title" presentation:user-transformed="true">
          <draw:text-box>
            <text:list text:style-name="L2">
              <text:list-header>
                <text:p text:style-name="P5">Sliding Window: Sender</text:p>
              </text:list-header>
            </text:list>
          </draw:text-box>
        </draw:frame>
        <draw:frame presentation:style-name="pr4" draw:text-style-name="P3" draw:layer="layout" svg:width="21.59cm" svg:height="13.033cm" svg:x="2.328cm" svg:y="3.81cm" presentation:class="outline" presentation:user-transformed="true">
          <draw:text-box>
            <text:list text:style-name="L4">
              <text:list-item>
                <text:p text:style-name="P17"><text:span text:style-name="T7">Assign sequence number to each frame (</text:span><text:span text:style-name="T8">SeqNum</text:span><text:span text:style-name="T7">)</text:span></text:p>
              </text:list-item>
              <text:list-item>
                <text:p text:style-name="P17"><text:span text:style-name="T7">Maintain three state variables:</text:span></text:p>
              </text:list-item>
            </text:list>
            <text:list text:style-name="L5">
              <text:list-item>
                <text:list>
                  <text:list-item>
                    <text:p text:style-name="P18"><text:span text:style-name="T7">send window size (</text:span><text:span text:style-name="T9">SWS</text:span><text:span text:style-name="T7">)</text:span></text:p>
                  </text:list-item>
                  <text:list-item>
                    <text:p text:style-name="P18"><text:span text:style-name="T7">last acknowledgment received (</text:span><text:span text:style-name="T9">LAR</text:span><text:span text:style-name="T7">)</text:span></text:p>
                  </text:list-item>
                  <text:list-item>
                    <text:p text:style-name="P18"><text:span text:style-name="T7">last frame sent (</text:span><text:span text:style-name="T9">LFS</text:span><text:span text:style-name="T7">)</text:span></text:p>
                  </text:list-item>
                </text:list>
              </text:list-item>
            </text:list>
            <text:list text:style-name="L4">
              <text:list-item>
                <text:p text:style-name="P18"><text:span text:style-name="T7">Maintain invariant: </text:span><text:span text:style-name="T8">LFS</text:span><text:span text:style-name="T2"> - </text:span><text:span text:style-name="T8">LAR</text:span><text:span text:style-name="T2"> &lt;= </text:span><text:span text:style-name="T8">SWS</text:span></text:p>
                <text:p text:style-name="P17"><text:span text:style-name="T7"/></text:p>
                <text:p text:style-name="P17"><text:span text:style-name="T7"/></text:p>
                <text:p text:style-name="P17"><text:span text:style-name="T7"/></text:p>
              </text:list-item>
              <text:list-item>
                <text:p text:style-name="P17"><text:span text:style-name="T7">Advance </text:span><text:span text:style-name="T8">LAR</text:span><text:span text:style-name="T7"> when ACK arrives </text:span></text:p>
              </text:list-item>
              <text:list-item>
                <text:p text:style-name="P17"><text:span text:style-name="T7">Buffer up to </text:span><text:span text:style-name="T8">SWS</text:span><text:span text:style-name="T7"> frames</text:span></text:p>
              </text:list-item>
            </text:list>
          </draw:text-box>
        </draw:frame>
        <draw:custom-shape draw:style-name="gr11" draw:text-style-name="P3" draw:layer="layout" svg:width="0.001cm" svg:height="1.014cm" svg:x="6.575cm" svg:y="11.933cm">
          <text:p/>
          <draw:enhanced-geometry svg:viewBox="0 0 21600 21600" draw:type="rectangle" draw:enhanced-path="M 0 0 L 21600 0 21600 21600 0 21600 0 0 Z N"/>
        </draw:custom-shape>
        <draw:g>
          <draw:custom-shape draw:style-name="gr12" draw:text-style-name="P3" draw:layer="layout" svg:width="11.297cm" svg:height="0.807cm" svg:x="7.078cm" svg:y="11.76cm">
            <text:p/>
            <draw:enhanced-geometry svg:viewBox="0 0 4380 283" draw:type="non-primitive" draw:enhanced-path="M 57 0  L 4361 0  L 4286 66  L 4347 109  L 4305 142  L 4380 184  L 4314 217  L 4371 283  L 61 283  L 66 236  L 0 203  L 66 165  L 9 128  L 80 85  L 33 66  L 75 33  L 61 0  L 61 0  N"/>
          </draw:custom-shape>
          <draw:custom-shape draw:style-name="gr12" draw:text-style-name="P3" draw:layer="layout" svg:width="6.01cm" svg:height="0.295cm" svg:x="9.891cm" svg:y="11.359cm">
            <text:p/>
            <draw:enhanced-geometry svg:viewBox="0 0 2330 104" draw:type="non-primitive" draw:enhanced-path="M 0 95  L 0 0  L 2330 0  L 2330 104  N"/>
          </draw:custom-shape>
          <draw:line draw:style-name="gr13" draw:text-style-name="P11" draw:layer="layout" svg:x1="8.118cm" svg:y1="11.738cm" svg:x2="8.118cm" svg:y2="12.558cm">
            <text:p/>
          </draw:line>
          <draw:line draw:style-name="gr13" draw:text-style-name="P11" draw:layer="layout" svg:x1="9.04cm" svg:y1="11.76cm" svg:x2="9.044cm" svg:y2="12.581cm">
            <text:p/>
          </draw:line>
          <draw:line draw:style-name="gr13" draw:text-style-name="P11" draw:layer="layout" svg:x1="9.891cm" svg:y1="11.76cm" svg:x2="9.895cm" svg:y2="12.581cm">
            <text:p/>
          </draw:line>
          <draw:line draw:style-name="gr13" draw:text-style-name="P11" draw:layer="layout" svg:x1="10.72cm" svg:y1="11.738cm" svg:x2="10.733cm" svg:y2="12.558cm">
            <text:p/>
          </draw:line>
          <draw:line draw:style-name="gr13" draw:text-style-name="P11" draw:layer="layout" svg:x1="11.708cm" svg:y1="11.738cm" svg:x2="11.708cm" svg:y2="12.558cm">
            <text:p/>
          </draw:line>
          <draw:line draw:style-name="gr13" draw:text-style-name="P11" draw:layer="layout" svg:x1="12.453cm" svg:y1="11.738cm" svg:x2="12.462cm" svg:y2="12.545cm">
            <text:p/>
          </draw:line>
          <draw:line draw:style-name="gr13" draw:text-style-name="P11" draw:layer="layout" svg:x1="13.317cm" svg:y1="11.738cm" svg:x2="13.322cm" svg:y2="12.545cm">
            <text:p/>
          </draw:line>
          <draw:line draw:style-name="gr13" draw:text-style-name="P11" draw:layer="layout" svg:x1="14.182cm" svg:y1="11.76cm" svg:x2="14.186cm" svg:y2="12.567cm">
            <text:p/>
          </draw:line>
          <draw:line draw:style-name="gr13" draw:text-style-name="P11" draw:layer="layout" svg:x1="15.05cm" svg:y1="11.738cm" svg:x2="15.064cm" svg:y2="12.545cm">
            <text:p/>
          </draw:line>
          <draw:line draw:style-name="gr13" draw:text-style-name="P11" draw:layer="layout" svg:x1="15.901cm" svg:y1="11.76cm" svg:x2="15.901cm" svg:y2="12.567cm">
            <text:p/>
          </draw:line>
          <draw:line draw:style-name="gr13" draw:text-style-name="P11" draw:layer="layout" svg:x1="16.753cm" svg:y1="11.76cm" svg:x2="16.757cm" svg:y2="12.567cm">
            <text:p/>
          </draw:line>
          <draw:line draw:style-name="gr13" draw:text-style-name="P11" draw:layer="layout" svg:x1="17.608cm" svg:y1="11.76cm" svg:x2="17.617cm" svg:y2="12.567cm">
            <text:p/>
          </draw:line>
          <draw:custom-shape draw:style-name="gr7" draw:text-style-name="P3" draw:layer="layout" svg:width="0.391cm" svg:height="0.848cm" svg:x="12.315cm" svg:y="10.583cm">
            <text:list text:style-name="L10">
              <text:list-header>
                <text:p text:style-name="P15"><text:span text:style-name="T19">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7" draw:text-style-name="P3" draw:layer="layout" svg:width="1.268cm" svg:height="0.593cm" svg:x="12.611cm" svg:y="10.755cm">
            <text:list text:style-name="L9">
              <text:list-header>
                <text:p text:style-name="P15"><text:span text:style-name="T20"><text:s/></text:span><text:span text:style-name="T20">SWS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7" draw:text-style-name="P3" draw:layer="layout" svg:width="0.967cm" svg:height="0.593cm" svg:x="9.059cm" svg:y="13.365cm">
            <text:list text:style-name="L9">
              <text:list-header>
                <text:p text:style-name="P15"><text:span text:style-name="T20">LAR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7" draw:text-style-name="P3" draw:layer="layout" svg:width="0.908cm" svg:height="0.593cm" svg:x="15.167cm" svg:y="13.365cm">
            <text:list text:style-name="L9">
              <text:list-header>
                <text:p text:style-name="P15"><text:span text:style-name="T20">LFS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13" draw:text-style-name="P11" draw:layer="layout" svg:x1="9.441cm" svg:y1="13.281cm" svg:x2="9.446cm" svg:y2="12.932cm">
            <text:p/>
          </draw:line>
          <draw:custom-shape draw:style-name="gr9" draw:text-style-name="P3" draw:layer="layout" svg:width="0.15cm" svg:height="0.295cm" svg:x="9.366cm" svg:y="12.691cm">
            <text:p/>
            <draw:enhanced-geometry svg:viewBox="0 0 57 104" draw:type="non-primitive" draw:enhanced-path="M 57 104  L 29 0  L 0 104  L 57 104  L 57 104  Z N"/>
          </draw:custom-shape>
          <draw:line draw:style-name="gr13" draw:text-style-name="P11" draw:layer="layout" svg:x1="15.487cm" svg:y1="13.299cm" svg:x2="15.487cm" svg:y2="12.947cm">
            <text:p/>
          </draw:line>
          <draw:custom-shape draw:style-name="gr9" draw:text-style-name="P3" draw:layer="layout" svg:width="0.15cm" svg:height="0.295cm" svg:x="15.412cm" svg:y="12.704cm">
            <text:p/>
            <draw:enhanced-geometry svg:viewBox="0 0 57 104" draw:type="non-primitive" draw:enhanced-path="M 57 104  L 28 0  L 0 104  L 57 104  L 57 104  Z N"/>
          </draw:custom-shape>
          <draw:custom-shape draw:style-name="gr7" draw:text-style-name="P3" draw:layer="layout" svg:width="0.988cm" svg:height="1.186cm" svg:x="6.138cm" svg:y="11.571cm">
            <text:list text:style-name="L9">
              <text:list-header>
                <text:p text:style-name="P15"><text:span text:style-name="T21">…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7" draw:text-style-name="P3" draw:layer="layout" svg:width="0.988cm" svg:height="1.186cm" svg:x="18.578cm" svg:y="11.571cm">
            <text:list text:style-name="L9">
              <text:list-header>
                <text:p text:style-name="P15"><text:span text:style-name="T21">…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custom-shape draw:style-name="gr11" draw:text-style-name="P3" draw:layer="layout" svg:width="0.001cm" svg:height="1.014cm" svg:x="19.019cm" svg:y="11.93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7cm" svg:height="9.526cm" svg:x="3.175cm" svg:y="1.904cm" draw:page-number="11" presentation:class="page"/>
          <draw:frame presentation:style-name="pr2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Sliding Window: Receiver" draw:style-name="dp1" draw:master-page-name="Default" presentation:presentation-page-layout-name="AL1T1" presentation:use-footer-name="ftr1" presentation:use-date-time-name="dtd1">
        <draw:frame presentation:style-name="pr3" draw:text-style-name="P3" draw:layer="layout" svg:width="21.59cm" svg:height="3.176cm" svg:x="1.905cm" svg:y="0.634cm" presentation:class="title" presentation:user-transformed="true">
          <draw:text-box>
            <text:list text:style-name="L2">
              <text:list-header>
                <text:p text:style-name="P5">Sliding Window: Receiver</text:p>
              </text:list-header>
            </text:list>
          </draw:text-box>
        </draw:frame>
        <draw:frame presentation:style-name="pr4" draw:text-style-name="P3" draw:layer="layout" svg:width="21.59cm" svg:height="13.847cm" svg:x="1.905cm" svg:y="3.81cm" presentation:class="outline" presentation:user-transformed="true">
          <draw:text-box>
            <text:list text:style-name="L4">
              <text:list-item>
                <text:p text:style-name="P18"><text:span text:style-name="T2">Maintain three state variables</text:span></text:p>
              </text:list-item>
            </text:list>
            <text:list text:style-name="L5">
              <text:list-item>
                <text:list>
                  <text:list-item>
                    <text:p text:style-name="P19"><text:span text:style-name="T3">receive window size (</text:span><text:span text:style-name="T22">RWS</text:span><text:span text:style-name="T3">)</text:span></text:p>
                  </text:list-item>
                  <text:list-item>
                    <text:p text:style-name="P19"><text:span text:style-name="T3">largest frame acceptable (</text:span><text:span text:style-name="T22">LFA</text:span><text:span text:style-name="T3">)</text:span></text:p>
                  </text:list-item>
                  <text:list-item>
                    <text:p text:style-name="P19"><text:span text:style-name="T3">last frame received (</text:span><text:span text:style-name="T22">LFR</text:span><text:span text:style-name="T3">)</text:span></text:p>
                  </text:list-item>
                </text:list>
              </text:list-item>
            </text:list>
            <text:list text:style-name="L4">
              <text:list-item>
                <text:p text:style-name="P19"><text:span text:style-name="T2">Maintain invariant: </text:span><text:span text:style-name="T22">LFA</text:span><text:span text:style-name="T3"> - </text:span><text:span text:style-name="T22">LFR</text:span><text:span text:style-name="T3"> &lt;= </text:span><text:span text:style-name="T22">RWS</text:span></text:p>
              </text:list-item>
            </text:list>
            <text:list text:style-name="L11">
              <text:list-header>
                <text:p text:style-name="P19"><text:span text:style-name="T23"/></text:p>
                <text:p text:style-name="P19"><text:span text:style-name="T23"/></text:p>
              </text:list-header>
            </text:list>
            <text:list text:style-name="L4">
              <text:list-header>
                <text:p text:style-name="P19"><text:span text:style-name="T3"/></text:p>
                <text:p text:style-name="P18"><text:span text:style-name="T2"/></text:p>
              </text:list-header>
              <text:list-item>
                <text:p text:style-name="P18"><text:span text:style-name="T2">Frame </text:span><text:span text:style-name="T22">SeqNum</text:span><text:span text:style-name="T2"> arrives:</text:span></text:p>
              </text:list-item>
            </text:list>
            <text:list text:style-name="L5">
              <text:list-item>
                <text:list>
                  <text:list-item>
                    <text:p text:style-name="P19"><text:span text:style-name="T3">if </text:span><text:span text:style-name="T22">LFR</text:span><text:span text:style-name="T24"> &lt; </text:span><text:span text:style-name="T22">SeqNum</text:span><text:span text:style-name="T24"> &lt; = </text:span><text:span text:style-name="T22">LFA</text:span><text:span text:style-name="T3"> <text:s text:c="7"/>accept</text:span></text:p>
                  </text:list-item>
                  <text:list-item>
                    <text:p text:style-name="P19"><text:span text:style-name="T3">if </text:span><text:span text:style-name="T22">SeqNum</text:span><text:span text:style-name="T24"> &lt; = </text:span><text:span text:style-name="T22">LFR</text:span><text:span text:style-name="T3"> or </text:span><text:span text:style-name="T22">SeqNum</text:span><text:span text:style-name="T24"> &gt; </text:span><text:span text:style-name="T22">LFA</text:span><text:span text:style-name="T3"> <text:s text:c="8"/>discarded</text:span></text:p>
                  </text:list-item>
                </text:list>
              </text:list-item>
            </text:list>
            <text:list text:style-name="L4">
              <text:list-item>
                <text:p text:style-name="P20"><text:span text:style-name="T2">Send </text:span><text:span text:style-name="T5">cumulative</text:span><text:span text:style-name="T2"> ACKs </text:span><text:span text:style-name="T3">– </text:span><text:span text:style-name="T14">send ACK for largest frame such that all frames less than this have been received</text:span></text:p>
                <text:p text:style-name="P20"><text:span text:style-name="T14"/></text:p>
              </text:list-item>
            </text:list>
          </draw:text-box>
        </draw:frame>
        <draw:custom-shape draw:style-name="gr11" draw:text-style-name="P3" draw:layer="layout" svg:width="0.001cm" svg:height="1.014cm" svg:x="7.827cm" svg:y="8.661cm">
          <text:p/>
          <draw:enhanced-geometry svg:viewBox="0 0 21600 21600" draw:type="rectangle" draw:enhanced-path="M 0 0 L 21600 0 21600 21600 0 21600 0 0 Z N"/>
        </draw:custom-shape>
        <draw:g>
          <draw:custom-shape draw:style-name="gr14" draw:text-style-name="P3" draw:layer="layout" svg:width="11.153cm" svg:height="0.623cm" svg:x="7.102cm" svg:y="10.093cm">
            <text:p/>
            <draw:enhanced-geometry svg:viewBox="0 0 4476 290" draw:type="non-primitive" draw:enhanced-path="M 58 0  L 4456 0  L 4384 68  L 4447 107  L 4403 140  L 4476 189  L 4413 222  L 4471 290  L 63 290  L 67 242  L 0 208  L 67 169  L 5 126  L 82 87  L 34 68  L 72 34  L 63 0  L 63 0  N"/>
          </draw:custom-shape>
          <draw:custom-shape draw:style-name="gr14" draw:text-style-name="P3" draw:layer="layout" svg:width="5.935cm" svg:height="0.241cm" svg:x="9.883cm" svg:y="9.771cm">
            <text:p/>
            <draw:enhanced-geometry svg:viewBox="0 0 2383 112" draw:type="non-primitive" draw:enhanced-path="M 0 102  L 0 0  L 2383 0  L 2383 112  N"/>
          </draw:custom-shape>
          <draw:line draw:style-name="gr15" draw:text-style-name="P11" draw:layer="layout" svg:x1="8.185cm" svg:y1="10.093cm" svg:x2="8.189cm" svg:y2="10.716cm">
            <text:p/>
          </draw:line>
          <draw:line draw:style-name="gr15" draw:text-style-name="P11" draw:layer="layout" svg:x1="9.008cm" svg:y1="10.067cm" svg:x2="9.008cm" svg:y2="10.686cm">
            <text:p/>
          </draw:line>
          <draw:line draw:style-name="gr15" draw:text-style-name="P11" draw:layer="layout" svg:x1="9.883cm" svg:y1="10.093cm" svg:x2="9.883cm" svg:y2="10.716cm">
            <text:p/>
          </draw:line>
          <draw:line draw:style-name="gr15" draw:text-style-name="P11" draw:layer="layout" svg:x1="10.685cm" svg:y1="10.067cm" svg:x2="10.693cm" svg:y2="10.69cm">
            <text:p/>
          </draw:line>
          <draw:line draw:style-name="gr15" draw:text-style-name="P11" draw:layer="layout" svg:x1="11.52cm" svg:y1="10.067cm" svg:x2="11.524cm" svg:y2="10.701cm">
            <text:p/>
          </draw:line>
          <draw:line draw:style-name="gr15" draw:text-style-name="P11" draw:layer="layout" svg:x1="12.427cm" svg:y1="10.082cm" svg:x2="12.427cm" svg:y2="10.716cm">
            <text:p/>
          </draw:line>
          <draw:line draw:style-name="gr15" draw:text-style-name="P11" draw:layer="layout" svg:x1="13.271cm" svg:y1="10.082cm" svg:x2="13.28cm" svg:y2="10.716cm">
            <text:p/>
          </draw:line>
          <draw:line draw:style-name="gr15" draw:text-style-name="P11" draw:layer="layout" svg:x1="14.125cm" svg:y1="10.073cm" svg:x2="14.125cm" svg:y2="10.705cm">
            <text:p/>
          </draw:line>
          <draw:line draw:style-name="gr15" draw:text-style-name="P11" draw:layer="layout" svg:x1="14.965cm" svg:y1="10.093cm" svg:x2="14.97cm" svg:y2="10.716cm">
            <text:p/>
          </draw:line>
          <draw:line draw:style-name="gr15" draw:text-style-name="P11" draw:layer="layout" svg:x1="15.81cm" svg:y1="10.082cm" svg:x2="15.819cm" svg:y2="10.716cm">
            <text:p/>
          </draw:line>
          <draw:line draw:style-name="gr15" draw:text-style-name="P11" draw:layer="layout" svg:x1="16.663cm" svg:y1="10.093cm" svg:x2="16.668cm" svg:y2="10.716cm">
            <text:p/>
          </draw:line>
          <draw:line draw:style-name="gr15" draw:text-style-name="P11" draw:layer="layout" svg:x1="17.509cm" svg:y1="10.082cm" svg:x2="17.522cm" svg:y2="10.716cm">
            <text:p/>
          </draw:line>
          <draw:custom-shape draw:style-name="gr7" draw:text-style-name="P3" draw:layer="layout" svg:width="0.391cm" svg:height="0.848cm" svg:x="12.116cm" svg:y="8.744cm">
            <text:list text:style-name="L10">
              <text:list-header>
                <text:p text:style-name="P15"><text:span text:style-name="T19">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7" draw:text-style-name="P3" draw:layer="layout" svg:width="1.298cm" svg:height="0.593cm" svg:x="12.507cm" svg:y="9.04cm">
            <text:list text:style-name="L9">
              <text:list-header>
                <text:p text:style-name="P15"><text:span text:style-name="T20"><text:s/></text:span><text:span text:style-name="T20">RWS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7" draw:text-style-name="P3" draw:layer="layout" svg:width="0.938cm" svg:height="0.593cm" svg:x="9.944cm" svg:y="11.274cm">
            <text:list text:style-name="L9">
              <text:list-header>
                <text:p text:style-name="P15"><text:span text:style-name="T20">LFR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7" draw:text-style-name="P3" draw:layer="layout" svg:width="0.908cm" svg:height="0.593cm" svg:x="15.109cm" svg:y="11.274cm">
            <text:list text:style-name="L9">
              <text:list-header>
                <text:p text:style-name="P15"><text:span text:style-name="T20">LFA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15" draw:text-style-name="P11" draw:layer="layout" svg:x1="10.331cm" svg:y1="11.262cm" svg:x2="10.331cm" svg:y2="10.997cm">
            <text:p/>
          </draw:line>
          <draw:custom-shape draw:style-name="gr9" draw:text-style-name="P3" draw:layer="layout" svg:width="0.145cm" svg:height="0.239cm" svg:x="10.256cm" svg:y="10.799cm">
            <text:p/>
            <draw:enhanced-geometry svg:viewBox="0 0 58 111" draw:type="non-primitive" draw:enhanced-path="M 58 111  L 29 0  L 0 111  L 58 111  L 58 111  Z N"/>
          </draw:custom-shape>
          <draw:line draw:style-name="gr15" draw:text-style-name="P11" draw:layer="layout" svg:x1="15.399cm" svg:y1="11.273cm" svg:x2="15.413cm" svg:y2="11.002cm">
            <text:p/>
          </draw:line>
          <draw:custom-shape draw:style-name="gr9" draw:text-style-name="P3" draw:layer="layout" svg:width="0.141cm" svg:height="0.239cm" svg:x="15.341cm" svg:y="10.809cm">
            <text:p/>
            <draw:enhanced-geometry svg:viewBox="0 0 58 111" draw:type="non-primitive" draw:enhanced-path="M 53 106  L 29 0  L 0 111  L 58 111  L 58 111  L 53 106  Z N"/>
          </draw:custom-shape>
          <draw:custom-shape draw:style-name="gr7" draw:text-style-name="P3" draw:layer="layout" svg:width="1.026cm" svg:height="1.228cm" svg:x="6.136cm" svg:y="9.95cm">
            <text:list text:style-name="L9">
              <text:list-header>
                <text:p text:style-name="P15"><text:span text:style-name="T25">…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7" draw:text-style-name="P3" draw:layer="layout" svg:width="1.026cm" svg:height="1.228cm" svg:x="18.449cm" svg:y="9.95cm">
            <text:list text:style-name="L9">
              <text:list-header>
                <text:p text:style-name="P15"><text:span text:style-name="T25">…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line draw:style-name="gr16" draw:text-style-name="P11" draw:layer="layout" svg:x1="12.171cm" svg:y1="13.361cm" svg:x2="13.229cm" svg:y2="13.361cm">
          <text:p/>
        </draw:line>
        <draw:line draw:style-name="gr16" draw:text-style-name="P11" draw:layer="layout" svg:x1="15.65cm" svg:y1="14.221cm" svg:x2="16.92cm" svg:y2="14.221cm">
          <text:p/>
        </draw:line>
        <presentation:notes draw:style-name="dp2">
          <draw:page-thumbnail draw:style-name="gr2" draw:layer="layout" svg:width="12.7cm" svg:height="9.526cm" svg:x="3.175cm" svg:y="1.904cm" draw:page-number="12" presentation:class="page"/>
          <draw:frame presentation:style-name="pr2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Sequence Number Space" draw:style-name="dp1" draw:master-page-name="Default" presentation:presentation-page-layout-name="AL1T1" presentation:use-footer-name="ftr1" presentation:use-date-time-name="dtd1">
        <draw:frame presentation:style-name="pr3" draw:text-style-name="P3" draw:layer="layout" svg:width="21.59cm" svg:height="3.176cm" svg:x="1.905cm" svg:y="0.846cm" presentation:class="title" presentation:user-transformed="true">
          <draw:text-box>
            <text:list text:style-name="L2">
              <text:list-header>
                <text:p text:style-name="P5">Sequence Number Space</text:p>
              </text:list-header>
            </text:list>
          </draw:text-box>
        </draw:frame>
        <draw:frame presentation:style-name="pr4" draw:text-style-name="P3" draw:layer="layout" svg:width="22.741cm" svg:height="13.131cm" svg:x="1.19cm" svg:y="3.81cm" presentation:class="outline" presentation:user-transformed="true">
          <draw:text-box>
            <text:list text:style-name="L11">
              <text:list-item>
                <text:p text:style-name="P9"><text:span text:style-name="T8">SeqNum</text:span><text:span text:style-name="T2"> field is finite; sequence numbers wrap around</text:span></text:p>
              </text:list-item>
            </text:list>
            <text:list text:style-name="L4">
              <text:list-item>
                <text:p text:style-name="P9"><text:span text:style-name="T2">Sequence number space must be larger then number of outstanding frames</text:span></text:p>
              </text:list-item>
            </text:list>
            <text:list text:style-name="L11">
              <text:list-item>
                <text:p text:style-name="P9"><text:span text:style-name="T8">SWS</text:span><text:span text:style-name="T26"> &lt;= </text:span><text:span text:style-name="T8">MaxSeqNum-1</text:span><text:span text:style-name="T2"> is not sufficient</text:span></text:p>
              </text:list-item>
            </text:list>
            <text:list text:style-name="L5">
              <text:list-item>
                <text:list>
                  <text:list-item>
                    <text:p text:style-name="P10"><text:span text:style-name="T3">suppose 3-bit </text:span><text:span text:style-name="T22">SeqNum</text:span><text:span text:style-name="T3"> field (0..7)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0"><text:span text:style-name="T22">SWS=RWS=7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0"><text:span text:style-name="T3">sender transmit frames 0..6</text:span></text:p>
                  </text:list-item>
                  <text:list-item>
                    <text:p text:style-name="P10"><text:span text:style-name="T3">arrive successfully, but ACKs lost</text:span></text:p>
                  </text:list-item>
                  <text:list-item>
                    <text:p text:style-name="P10"><text:span text:style-name="T3">sender retransmits 0..6</text:span></text:p>
                  </text:list-item>
                  <text:list-item>
                    <text:p text:style-name="P10"><text:span text:style-name="T3">receiver expecting 7, 0..5, but receives the original incarnation of 0..5</text:span></text:p>
                  </text:list-item>
                </text:list>
              </text:list-item>
            </text:list>
            <text:list text:style-name="L11">
              <text:list-item>
                <text:p text:style-name="P9"><text:span text:style-name="T8">SWS</text:span><text:span text:style-name="T26"> &lt; </text:span><text:span text:style-name="T8">(MaxSeqNum+1)/2</text:span><text:span text:style-name="T2"> is correct rule</text:span></text:p>
              </text:list-item>
            </text:list>
            <text:list text:style-name="L4">
              <text:list-item>
                <text:p text:style-name="P9"><text:span text:style-name="T2">Intuitively, </text:span><text:span text:style-name="T8">SeqNum</text:span><text:span text:style-name="T2"> “slides” between two halves of sequence number space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13" presentation:class="page"/>
          <draw:frame presentation:style-name="pr2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Another Pipelining Possibility:  Concurrent Logical Channels" draw:style-name="dp1" draw:master-page-name="Default" presentation:presentation-page-layout-name="AL1T1" presentation:use-footer-name="ftr1" presentation:use-date-time-name="dtd1">
        <draw:frame presentation:style-name="pr3" draw:text-style-name="P3" draw:layer="layout" svg:width="21.59cm" svg:height="3.647cm" svg:x="1.905cm" svg:y="0.611cm" presentation:class="title" presentation:user-transformed="true">
          <draw:text-box>
            <text:list text:style-name="L2">
              <text:list-header>
                <text:p text:style-name="P5">Another Pipelining Possibility: <text:s/>Concurrent Logical Channels</text:p>
              </text:list-header>
            </text:list>
          </draw:text-box>
        </draw:frame>
        <draw:frame presentation:style-name="pr4" draw:text-style-name="P3" draw:layer="layout" svg:width="22.229cm" svg:height="11.431cm" svg:x="1.904cm" svg:y="4.736cm" presentation:class="outline" presentation:user-transformed="true">
          <draw:text-box>
            <text:list text:style-name="L4">
              <text:list-item>
                <text:p text:style-name="P6"><text:span text:style-name="T27">Multiplex 8 logical channels over a single link</text:span></text:p>
              </text:list-item>
              <text:list-item>
                <text:p text:style-name="P6"><text:span text:style-name="T27">Run stop-and-wait on each logical channel</text:span></text:p>
              </text:list-item>
              <text:list-item>
                <text:p text:style-name="P6"><text:span text:style-name="T27">Maintain three state bits per channel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28">channel busy</text:span></text:p>
                  </text:list-item>
                  <text:list-item>
                    <text:p text:style-name="P7"><text:span text:style-name="T28">current sequence number out</text:span></text:p>
                  </text:list-item>
                  <text:list-item>
                    <text:p text:style-name="P7"><text:span text:style-name="T28">next sequence number in</text:span></text:p>
                  </text:list-item>
                </text:list>
              </text:list-item>
            </text:list>
            <text:list text:style-name="L4">
              <text:list-item>
                <text:p text:style-name="P6"><text:span text:style-name="T27">Header: 3-bit channel num, 1-bit sequence num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28">4-bits total</text:span></text:p>
                  </text:list-item>
                  <text:list-item>
                    <text:p text:style-name="P7"><text:span text:style-name="T28">same as sliding window protocol </text:span></text:p>
                  </text:list-item>
                </text:list>
              </text:list-item>
            </text:list>
            <text:list text:style-name="L4">
              <text:list-item>
                <text:p text:style-name="P6"><text:span text:style-name="T27">Separates </text:span><text:span text:style-name="T29">reliability </text:span><text:span text:style-name="T27">from</text:span><text:span text:style-name="T29"> order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14" presentation:class="page"/>
          <draw:frame presentation:style-name="pr2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Stop &amp; wait sequence numbers" draw:style-name="dp1" draw:master-page-name="Default" presentation:presentation-page-layout-name="AL1T1" presentation:use-footer-name="ftr1" presentation:use-date-time-name="dtd1">
        <draw:frame presentation:style-name="pr3" draw:text-style-name="P3" draw:layer="layout" svg:width="21.59cm" svg:height="3.176cm" svg:x="1.905cm" svg:y="0.634cm" presentation:class="title" presentation:user-transformed="true">
          <draw:text-box>
            <text:list text:style-name="L2">
              <text:list-header>
                <text:p text:style-name="P5">Stop &amp; wait sequence numbers</text:p>
              </text:list-header>
            </text:list>
          </draw:text-box>
        </draw:frame>
        <draw:custom-shape draw:style-name="gr7" draw:text-style-name="P3" draw:layer="layout" svg:width="1.031cm" svg:height="0.382cm" svg:x="3.026cm" svg:y="3.647cm">
          <text:list text:style-name="L9">
            <text:list-header>
              <text:p text:style-name="P15"><text:span text:style-name="T30">Sende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264cm" svg:height="0.382cm" svg:x="6.424cm" svg:y="3.647cm">
          <text:list text:style-name="L9">
            <text:list-header>
              <text:p text:style-name="P15"><text:span text:style-name="T30">Receive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187cm" svg:height="0.382cm" draw:transform="rotate (-0.279252680319092) translate (4.619cm 4.354cm)">
          <text:list text:style-name="L9">
            <text:list-header>
              <text:p text:style-name="P15"><text:span text:style-name="T30">Frame 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921cm" svg:height="0.382cm" draw:transform="rotate (0.261799387799149) translate (4.816cm 5.643cm)">
          <text:list text:style-name="L9">
            <text:list-header>
              <text:p text:style-name="P15"><text:span text:style-name="T30">ACK 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197cm" svg:height="0.382cm" draw:transform="rotate (1.5707963267949) translate (2.712cm 6.117cm)">
          <text:list text:style-name="L9">
            <text:list-header>
              <text:p text:style-name="P15"><text:span text:style-name="T30">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959cm" svg:height="0.382cm" draw:transform="rotate (1.5707963267949) translate (2.712cm 5.942cm)">
          <text:list text:style-name="L9">
            <text:list-header>
              <text:p text:style-name="P15"><text:span text:style-name="T31">imeout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17" draw:text-style-name="P11" draw:layer="layout" svg:x1="3.444cm" svg:y1="4.114cm" svg:x2="3.448cm" svg:y2="9.049cm">
          <text:p/>
        </draw:line>
        <draw:line draw:style-name="gr17" draw:text-style-name="P11" draw:layer="layout" svg:x1="7.025cm" svg:y1="4.128cm" svg:x2="7.029cm" svg:y2="9.027cm">
          <text:p/>
        </draw:line>
        <draw:custom-shape draw:style-name="gr17" draw:text-style-name="P3" draw:layer="layout" svg:width="0.216cm" svg:height="2.183cm" svg:x="3.171cm" svg:y="4.502cm">
          <text:p/>
          <draw:enhanced-geometry svg:viewBox="0 0 21600 21600" draw:type="rectangle" draw:enhanced-path="M 0 0 L 21600 0 21600 21600 0 21600 0 0 Z N"/>
        </draw:custom-shape>
        <draw:line draw:style-name="gr17" draw:text-style-name="P11" draw:layer="layout" svg:x1="3.444cm" svg:y1="4.485cm" svg:x2="6.826cm" svg:y2="5.481cm">
          <text:p/>
        </draw:line>
        <draw:custom-shape draw:style-name="gr9" draw:text-style-name="P3" draw:layer="layout" svg:width="0.224cm" svg:height="0.133cm" svg:x="6.787cm" svg:y="5.406cm">
          <text:p/>
          <draw:enhanced-geometry svg:viewBox="0 0 51 30" draw:type="non-primitive" draw:enhanced-path="M 0 27  L 51 30  L 11 0  L 2 27  L 2 27  L 0 27  Z N"/>
        </draw:custom-shape>
        <draw:line draw:style-name="gr17" draw:text-style-name="P11" draw:layer="layout" svg:x1="7.002cm" svg:y1="5.547cm" svg:x2="4.215cm" svg:y2="6.213cm">
          <text:p/>
        </draw:line>
        <draw:custom-shape draw:style-name="gr7" draw:text-style-name="P3" draw:layer="layout" svg:width="1.187cm" svg:height="0.382cm" draw:transform="rotate (-0.279252680319092) translate (4.637cm 6.643cm)">
          <text:list text:style-name="L9">
            <text:list-header>
              <text:p text:style-name="P15"><text:span text:style-name="T30">Frame 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921cm" svg:height="0.382cm" draw:transform="rotate (0.261799387799149) translate (4.807cm 7.949cm)">
          <text:list text:style-name="L9">
            <text:list-header>
              <text:p text:style-name="P15"><text:span text:style-name="T30">ACK 0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17" draw:text-style-name="P11" draw:layer="layout" svg:x1="3.444cm" svg:y1="6.734cm" svg:x2="6.862cm" svg:y2="7.766cm">
          <text:p/>
        </draw:line>
        <draw:custom-shape draw:style-name="gr9" draw:text-style-name="P3" draw:layer="layout" svg:width="0.23cm" svg:height="0.141cm" svg:x="6.795cm" svg:y="7.691cm">
          <text:p/>
          <draw:enhanced-geometry svg:viewBox="0 0 52 32" draw:type="non-primitive" draw:enhanced-path="M 0 24  L 52 32  L 11 0  L 2 26  L 2 26  L 0 24  Z N"/>
        </draw:custom-shape>
        <draw:line draw:style-name="gr17" draw:text-style-name="P11" draw:layer="layout" svg:x1="7.002cm" svg:y1="7.832cm" svg:x2="3.641cm" svg:y2="8.7cm">
          <text:p/>
        </draw:line>
        <draw:custom-shape draw:style-name="gr9" draw:text-style-name="P3" draw:layer="layout" svg:width="0.229cm" svg:height="0.124cm" svg:x="3.444cm" svg:y="8.643cm">
          <text:p/>
          <draw:enhanced-geometry svg:viewBox="0 0 52 28" draw:type="non-primitive" draw:enhanced-path="M 43 0  L 0 28  L 52 25  L 43 0  L 43 0  Z N"/>
        </draw:custom-shape>
        <draw:custom-shape draw:style-name="gr17" draw:text-style-name="P3" draw:layer="layout" svg:width="0.216cm" svg:height="2.183cm" svg:x="3.171cm" svg:y="6.7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197cm" svg:height="0.382cm" draw:transform="rotate (1.5707963267949) translate (2.712cm 8.309cm)">
          <text:list text:style-name="L9">
            <text:list-header>
              <text:p text:style-name="P15"><text:span text:style-name="T30">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959cm" svg:height="0.382cm" draw:transform="rotate (1.5707963267949) translate (2.712cm 8.134cm)">
          <text:list text:style-name="L9">
            <text:list-header>
              <text:p text:style-name="P15"><text:span text:style-name="T31">imeout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17" draw:text-style-name="P11" draw:layer="layout" svg:x1="4.048cm" svg:y1="6.13cm" svg:x2="4.388cm" svg:y2="6.337cm">
          <text:p/>
        </draw:line>
        <draw:line draw:style-name="gr17" draw:text-style-name="P11" draw:layer="layout" svg:x1="4.282cm" svg:y1="6.046cm" svg:x2="4.132cm" svg:y2="6.394cm">
          <text:p/>
        </draw:line>
        <draw:custom-shape draw:style-name="gr7" draw:text-style-name="P3" draw:layer="layout" svg:width="1.031cm" svg:height="0.382cm" svg:x="10.099cm" svg:y="3.753cm">
          <text:list text:style-name="L9">
            <text:list-header>
              <text:p text:style-name="P15"><text:span text:style-name="T30">Sende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264cm" svg:height="0.382cm" svg:x="13.497cm" svg:y="3.753cm">
          <text:list text:style-name="L9">
            <text:list-header>
              <text:p text:style-name="P15"><text:span text:style-name="T30">Receive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187cm" svg:height="0.382cm" draw:transform="rotate (-0.279252680319092) translate (11.701cm 4.473cm)">
          <text:list text:style-name="L9">
            <text:list-header>
              <text:p text:style-name="P15"><text:span text:style-name="T30">Frame 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921cm" svg:height="0.382cm" draw:transform="rotate (0.261799387799149) translate (11.897cm 5.748cm)">
          <text:list text:style-name="L9">
            <text:list-header>
              <text:p text:style-name="P15"><text:span text:style-name="T30">ACK 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197cm" svg:height="0.382cm" draw:transform="rotate (1.5707963267949) translate (9.794cm 6.047cm)">
          <text:list text:style-name="L9">
            <text:list-header>
              <text:p text:style-name="P15"><text:span text:style-name="T30">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959cm" svg:height="0.382cm" draw:transform="rotate (1.5707963267949) translate (9.794cm 5.867cm)">
          <text:list text:style-name="L9">
            <text:list-header>
              <text:p text:style-name="P15"><text:span text:style-name="T31">imeout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17" draw:text-style-name="P11" draw:layer="layout" svg:x1="10.53cm" svg:y1="4.233cm" svg:x2="10.535cm" svg:y2="9.163cm">
          <text:p/>
        </draw:line>
        <draw:line draw:style-name="gr17" draw:text-style-name="P11" draw:layer="layout" svg:x1="14.098cm" svg:y1="4.225cm" svg:x2="14.107cm" svg:y2="9.146cm">
          <text:p/>
        </draw:line>
        <draw:custom-shape draw:style-name="gr18" draw:text-style-name="P3" draw:layer="layout" svg:width="0.238cm" svg:height="1.742cm" svg:x="10.235cm" svg:y="4.608cm">
          <text:p/>
          <draw:enhanced-geometry svg:viewBox="0 0 54 395" draw:type="non-primitive" draw:enhanced-path="M 52 0  L 0 0  L 0 395  L 54 395  N"/>
        </draw:custom-shape>
        <draw:custom-shape draw:style-name="gr18" draw:text-style-name="P3" draw:layer="layout" svg:width="0.247cm" svg:height="1.693cm" svg:x="10.235cm" svg:y="6.425cm">
          <text:p/>
          <draw:enhanced-geometry svg:viewBox="0 0 56 384" draw:type="non-primitive" draw:enhanced-path="M 56 0  L 0 0  L 0 384  L 54 384  N"/>
        </draw:custom-shape>
        <draw:line draw:style-name="gr17" draw:text-style-name="P11" draw:layer="layout" svg:x1="10.53cm" svg:y1="4.617cm" svg:x2="13.917cm" svg:y2="5.596cm">
          <text:p/>
        </draw:line>
        <draw:custom-shape draw:style-name="gr9" draw:text-style-name="P3" draw:layer="layout" svg:width="0.256cm" svg:height="0.141cm" svg:x="13.851cm" svg:y="5.521cm">
          <text:p/>
          <draw:enhanced-geometry svg:viewBox="0 0 58 32" draw:type="non-primitive" draw:enhanced-path="M 0 26  L 58 32  L 11 0  L 0 28  L 0 28  L 0 26  Z N"/>
        </draw:custom-shape>
        <draw:custom-shape draw:style-name="gr7" draw:text-style-name="P3" draw:layer="layout" svg:width="1.187cm" svg:height="0.382cm" draw:transform="rotate (-0.279252680319092) translate (11.71cm 6.224cm)">
          <text:list text:style-name="L9">
            <text:list-header>
              <text:p text:style-name="P15"><text:span text:style-name="T30">Frame 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921cm" svg:height="0.382cm" draw:transform="rotate (0.261799387799149) translate (11.88cm 7.539cm)">
          <text:list text:style-name="L9">
            <text:list-header>
              <text:p text:style-name="P15"><text:span text:style-name="T30">ACK 0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17" draw:text-style-name="P11" draw:layer="layout" svg:x1="10.53cm" svg:y1="6.35cm" svg:x2="13.944cm" svg:y2="7.355cm">
          <text:p/>
        </draw:line>
        <draw:custom-shape draw:style-name="gr9" draw:text-style-name="P3" draw:layer="layout" svg:width="0.225cm" svg:height="0.124cm" svg:x="13.882cm" svg:y="7.28cm">
          <text:p/>
          <draw:enhanced-geometry svg:viewBox="0 0 51 28" draw:type="non-primitive" draw:enhanced-path="M 0 24  L 51 28  L 10 0  L 2 24  L 2 24  L 0 24  Z N"/>
        </draw:custom-shape>
        <draw:line draw:style-name="gr17" draw:text-style-name="P11" draw:layer="layout" svg:x1="14.098cm" svg:y1="7.413cm" svg:x2="10.716cm" svg:y2="8.29cm">
          <text:p/>
        </draw:line>
        <draw:custom-shape draw:style-name="gr9" draw:text-style-name="P3" draw:layer="layout" svg:width="0.216cm" svg:height="0.124cm" svg:x="10.53cm" svg:y="8.224cm">
          <text:p/>
          <draw:enhanced-geometry svg:viewBox="0 0 49 28" draw:type="non-primitive" draw:enhanced-path="M 40 0  L 0 28  L 49 25  L 42 2  L 42 2  L 40 0  Z N"/>
        </draw:custom-shape>
        <draw:custom-shape draw:style-name="gr7" draw:text-style-name="P3" draw:layer="layout" svg:width="0.197cm" svg:height="0.382cm" draw:transform="rotate (1.5707963267949) translate (9.794cm 7.824cm)">
          <text:list text:style-name="L9">
            <text:list-header>
              <text:p text:style-name="P15"><text:span text:style-name="T30">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959cm" svg:height="0.382cm" draw:transform="rotate (1.5707963267949) translate (9.794cm 7.649cm)">
          <text:list text:style-name="L9">
            <text:list-header>
              <text:p text:style-name="P15"><text:span text:style-name="T31">imeout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17" draw:text-style-name="P11" draw:layer="layout" svg:x1="14.098cm" svg:y1="5.662cm" svg:x2="10.658cm" svg:y2="6.5cm">
          <text:p/>
        </draw:line>
        <draw:custom-shape draw:style-name="gr9" draw:text-style-name="P3" draw:layer="layout" svg:width="0.216cm" svg:height="0.132cm" svg:x="10.53cm" svg:y="6.425cm">
          <text:p/>
          <draw:enhanced-geometry svg:viewBox="0 0 49 30" draw:type="non-primitive" draw:enhanced-path="M 40 0  L 0 30  L 49 26  L 40 2  L 40 2  L 40 0  Z N"/>
        </draw:custom-shape>
        <draw:custom-shape draw:style-name="gr7" draw:text-style-name="P3" draw:layer="layout" svg:width="0.375cm" svg:height="0.382cm" svg:x="4.977cm" svg:y="9.3cm">
          <text:list text:style-name="L9">
            <text:list-header>
              <text:p text:style-name="P15"><text:span text:style-name="T30">(c)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391cm" svg:height="0.382cm" svg:x="12.033cm" svg:y="9.327cm">
          <text:list text:style-name="L9">
            <text:list-header>
              <text:p text:style-name="P15"><text:span text:style-name="T30">(d)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031cm" svg:height="0.382cm" svg:x="17.229cm" svg:y="3.739cm">
          <text:list text:style-name="L9">
            <text:list-header>
              <text:p text:style-name="P15"><text:span text:style-name="T30">Sende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264cm" svg:height="0.382cm" svg:x="20.627cm" svg:y="3.739cm">
          <text:list text:style-name="L9">
            <text:list-header>
              <text:p text:style-name="P15"><text:span text:style-name="T30">Receive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187cm" svg:height="0.382cm" draw:transform="rotate (-0.279252680319092) translate (18.832cm 4.46cm)">
          <text:list text:style-name="L9">
            <text:list-header>
              <text:p text:style-name="P15"><text:span text:style-name="T30">Frame 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921cm" svg:height="0.382cm" draw:transform="rotate (0.261799387799149) translate (19.028cm 5.735cm)">
          <text:list text:style-name="L9">
            <text:list-header>
              <text:p text:style-name="P15"><text:span text:style-name="T30">ACK 0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17" draw:text-style-name="P11" draw:layer="layout" svg:x1="21.227cm" svg:y1="4.211cm" svg:x2="21.214cm" svg:y2="10.993cm">
          <text:p/>
        </draw:line>
        <draw:line draw:style-name="gr17" draw:text-style-name="P11" draw:layer="layout" svg:x1="17.661cm" svg:y1="4.604cm" svg:x2="21.048cm" svg:y2="5.583cm">
          <text:p/>
        </draw:line>
        <draw:custom-shape draw:style-name="gr9" draw:text-style-name="P3" draw:layer="layout" svg:width="0.256cm" svg:height="0.141cm" svg:x="20.981cm" svg:y="5.508cm">
          <text:p/>
          <draw:enhanced-geometry svg:viewBox="0 0 58 32" draw:type="non-primitive" draw:enhanced-path="M 0 26  L 58 32  L 11 0  L 0 28  L 0 28  L 0 26  Z N"/>
        </draw:custom-shape>
        <draw:custom-shape draw:style-name="gr7" draw:text-style-name="P3" draw:layer="layout" svg:width="1.187cm" svg:height="0.382cm" draw:transform="rotate (-0.279252680319092) translate (18.841cm 6.33cm)">
          <text:list text:style-name="L9">
            <text:list-header>
              <text:p text:style-name="P15"><text:span text:style-name="T30">Frame 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921cm" svg:height="0.382cm" draw:transform="rotate (0.261799387799149) translate (19.011cm 7.645cm)">
          <text:list text:style-name="L9">
            <text:list-header>
              <text:p text:style-name="P15"><text:span text:style-name="T30">ACK 1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17" draw:text-style-name="P11" draw:layer="layout" svg:x1="17.661cm" svg:y1="6.456cm" svg:x2="21.074cm" svg:y2="7.461cm">
          <text:p/>
        </draw:line>
        <draw:line draw:style-name="gr17" draw:text-style-name="P11" draw:layer="layout" svg:x1="21.228cm" svg:y1="7.519cm" svg:x2="17.846cm" svg:y2="8.396cm">
          <text:p/>
        </draw:line>
        <draw:line draw:style-name="gr17" draw:text-style-name="P11" draw:layer="layout" svg:x1="21.227cm" svg:y1="5.649cm" svg:x2="17.788cm" svg:y2="6.487cm">
          <text:p/>
        </draw:line>
        <draw:custom-shape draw:style-name="gr9" draw:text-style-name="P3" draw:layer="layout" svg:width="0.216cm" svg:height="0.132cm" svg:x="17.661cm" svg:y="6.412cm">
          <text:p/>
          <draw:enhanced-geometry svg:viewBox="0 0 49 30" draw:type="non-primitive" draw:enhanced-path="M 40 0  L 0 30  L 49 26  L 40 2  L 40 2  L 40 0  Z N"/>
        </draw:custom-shape>
        <draw:custom-shape draw:style-name="gr7" draw:text-style-name="P3" draw:layer="layout" svg:width="0.391cm" svg:height="0.382cm" svg:x="19.164cm" svg:y="11.417cm">
          <text:list text:style-name="L9">
            <text:list-header>
              <text:p text:style-name="P15"><text:span text:style-name="T30">(e)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187cm" svg:height="0.382cm" draw:transform="rotate (-0.279252680319092) translate (18.819cm 8.257cm)">
          <text:list text:style-name="L9">
            <text:list-header>
              <text:p text:style-name="P15"><text:span text:style-name="T30">Frame 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921cm" svg:height="0.382cm" draw:transform="rotate (0.261799387799149) translate (19.015cm 9.532cm)">
          <text:list text:style-name="L9">
            <text:list-header>
              <text:p text:style-name="P15"><text:span text:style-name="T30">ACK 0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17" draw:text-style-name="P11" draw:layer="layout" svg:x1="17.648cm" svg:y1="8.401cm" svg:x2="21.034cm" svg:y2="9.379cm">
          <text:p/>
        </draw:line>
        <draw:line draw:style-name="gr17" draw:text-style-name="P11" draw:layer="layout" svg:x1="21.214cm" svg:y1="9.446cm" svg:x2="17.775cm" svg:y2="10.283cm">
          <text:p/>
        </draw:line>
        <draw:line draw:style-name="gr17" draw:text-style-name="P11" draw:layer="layout" svg:x1="17.643cm" svg:y1="4.238cm" svg:x2="17.643cm" svg:y2="10.993cm">
          <text:p/>
        </draw:line>
        <draw:custom-shape draw:style-name="gr19" draw:text-style-name="P3" draw:layer="layout" svg:width="18.79cm" svg:height="4.325cm" svg:x="2.774cm" svg:y="12.51cm">
          <text:list text:style-name="L12">
            <text:list-item>
              <text:p text:style-name="P5"><text:s/>Simple sequence numbers enable <text:span text:style-name="T4">the client</text:span> to discard duplicate copies of the same frame</text:p>
            </text:list-item>
            <text:list-item>
              <text:p text:style-name="P5"><text:s/>Stop &amp; wait allows one outstanding frame, requires two distinct sequence numbers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7cm" svg:height="9.526cm" svg:x="3.175cm" svg:y="1.904cm" draw:page-number="15" presentation:class="page"/>
          <draw:frame presentation:style-name="pr2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Sliding Window Example" draw:style-name="dp1" draw:master-page-name="Default" presentation:presentation-page-layout-name="AL1T1" presentation:use-footer-name="ftr1" presentation:use-date-time-name="dtd1">
        <draw:frame presentation:style-name="pr5" draw:text-style-name="P3" draw:layer="layout" svg:width="21.59cm" svg:height="2.158cm" svg:x="1.905cm" svg:y="1.692cm" presentation:class="title" presentation:user-transformed="true">
          <draw:text-box>
            <text:list text:style-name="L2">
              <text:list-header>
                <text:p text:style-name="P5">Sliding Window Example</text:p>
              </text:list-header>
            </text:list>
          </draw:text-box>
        </draw:frame>
        <draw:g>
          <draw:line draw:style-name="gr20" draw:text-style-name="P11" draw:layer="layout" svg:x1="0.516cm" svg:y1="5.477cm" svg:x2="11.47cm" svg:y2="5.477cm">
            <text:p/>
          </draw:line>
          <draw:line draw:style-name="gr20" draw:text-style-name="P11" draw:layer="layout" svg:x1="0.503cm" svg:y1="6.059cm" svg:x2="11.47cm" svg:y2="6.059cm">
            <text:p/>
          </draw:line>
          <draw:custom-shape draw:style-name="gr21" draw:text-style-name="P3" draw:layer="layout" svg:width="0.688cm" svg:height="0.582cm" svg:x="0.661cm" svg:y="5.477cm">
            <text:list text:style-name="L8">
              <text:list-header>
                <text:p text:style-name="P4"><text:span text:style-name="T32">0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1" draw:text-style-name="P3" draw:layer="layout" svg:width="0.688cm" svg:height="0.582cm" svg:x="1.349cm" svg:y="5.477cm">
            <text:list text:style-name="L8">
              <text:list-header>
                <text:p text:style-name="P4"><text:span text:style-name="T32">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1" draw:text-style-name="P3" draw:layer="layout" svg:width="0.688cm" svg:height="0.582cm" svg:x="2.037cm" svg:y="5.477cm">
            <text:list text:style-name="L8">
              <text:list-header>
                <text:p text:style-name="P4"><text:span text:style-name="T32">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1" draw:text-style-name="P3" draw:layer="layout" svg:width="0.688cm" svg:height="0.582cm" svg:x="2.725cm" svg:y="5.477cm">
            <text:list text:style-name="L8">
              <text:list-header>
                <text:p text:style-name="P4"><text:span text:style-name="T32">3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1" draw:text-style-name="P3" draw:layer="layout" svg:width="0.688cm" svg:height="0.582cm" svg:x="3.413cm" svg:y="5.477cm">
            <text:list text:style-name="L8">
              <text:list-header>
                <text:p text:style-name="P4"><text:span text:style-name="T32">4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1" draw:text-style-name="P3" draw:layer="layout" svg:width="0.688cm" svg:height="0.582cm" svg:x="4.101cm" svg:y="5.477cm">
            <text:list text:style-name="L8">
              <text:list-header>
                <text:p text:style-name="P4"><text:span text:style-name="T32">5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1" draw:text-style-name="P3" draw:layer="layout" svg:width="0.688cm" svg:height="0.582cm" svg:x="4.789cm" svg:y="5.477cm">
            <text:list text:style-name="L8">
              <text:list-header>
                <text:p text:style-name="P4"><text:span text:style-name="T32">6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1" draw:text-style-name="P3" draw:layer="layout" svg:width="0.688cm" svg:height="0.582cm" svg:x="5.464cm" svg:y="5.477cm">
            <text:list text:style-name="L8">
              <text:list-header>
                <text:p text:style-name="P4"><text:span text:style-name="T32">7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1" draw:text-style-name="P3" draw:layer="layout" svg:width="0.688cm" svg:height="0.582cm" svg:x="6.138cm" svg:y="5.477cm">
            <text:list text:style-name="L8">
              <text:list-header>
                <text:p text:style-name="P4"><text:span text:style-name="T32">8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1" draw:text-style-name="P3" draw:layer="layout" svg:width="0.688cm" svg:height="0.582cm" svg:x="6.813cm" svg:y="5.477cm">
            <text:list text:style-name="L8">
              <text:list-header>
                <text:p text:style-name="P4"><text:span text:style-name="T32">9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1" draw:text-style-name="P3" draw:layer="layout" svg:width="0.688cm" svg:height="0.582cm" svg:x="7.488cm" svg:y="5.477cm">
            <text:list text:style-name="L8">
              <text:list-header>
                <text:p text:style-name="P4"><text:span text:style-name="T32">10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1" draw:text-style-name="P3" draw:layer="layout" svg:width="0.688cm" svg:height="0.582cm" svg:x="8.162cm" svg:y="5.477cm">
            <text:list text:style-name="L8">
              <text:list-header>
                <text:p text:style-name="P4"><text:span text:style-name="T32">1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1" draw:text-style-name="P3" draw:layer="layout" svg:width="0.688cm" svg:height="0.582cm" svg:x="8.837cm" svg:y="5.477cm">
            <text:list text:style-name="L8">
              <text:list-header>
                <text:p text:style-name="P4"><text:span text:style-name="T32">1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1" draw:text-style-name="P3" draw:layer="layout" svg:width="0.688cm" svg:height="0.582cm" svg:x="9.512cm" svg:y="5.477cm">
            <text:list text:style-name="L8">
              <text:list-header>
                <text:p text:style-name="P4"><text:span text:style-name="T32">13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1" draw:text-style-name="P3" draw:layer="layout" svg:width="0.688cm" svg:height="0.582cm" svg:x="10.186cm" svg:y="5.477cm">
            <text:list text:style-name="L8">
              <text:list-header>
                <text:p text:style-name="P4"><text:span text:style-name="T32">14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custom-shape draw:style-name="gr22" draw:text-style-name="P3" draw:layer="layout" svg:width="4.816cm" svg:height="1.587cm" svg:x="0.661cm" svg:y="4.961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3" draw:layer="layout" svg:width="4.815cm" svg:height="1.587cm" svg:x="13.785cm" svg:y="4.961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3" draw:layer="layout" svg:width="2.725cm" svg:height="1.323cm" svg:x="2.725cm" svg:y="7.1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3" draw:layer="layout" svg:width="2.712cm" svg:height="1.138cm" svg:x="15.875cm" svg:y="8.546cm">
          <text:p/>
          <draw:enhanced-geometry svg:viewBox="0 0 21600 21600" draw:type="rectangle" draw:enhanced-path="M 0 0 L 21600 0 21600 21600 0 21600 0 0 Z N"/>
        </draw:custom-shape>
        <draw:line draw:style-name="gr23" draw:text-style-name="P11" draw:layer="layout" svg:x1="11.47cm" svg:y1="6.548cm" svg:x2="13.626cm" svg:y2="7.369cm">
          <text:p/>
        </draw:line>
        <draw:line draw:style-name="gr23" draw:text-style-name="P11" draw:layer="layout" svg:x1="11.417cm" svg:y1="7.091cm" svg:x2="13.573cm" svg:y2="7.911cm">
          <text:p/>
        </draw:line>
        <draw:line draw:style-name="gr23" draw:text-style-name="P11" draw:layer="layout" svg:x1="11.496cm" svg:y1="7.646cm" svg:x2="13.653cm" svg:y2="8.467cm">
          <text:p/>
        </draw:line>
        <draw:custom-shape draw:style-name="gr6" draw:text-style-name="P3" draw:layer="layout" svg:width="0.511cm" svg:height="0.763cm" svg:x="12.127cm" svg:y="6.279cm">
          <text:list text:style-name="L8">
            <text:list-header>
              <text:p text:style-name="P5"><text:span text:style-name="T32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3" draw:layer="layout" svg:width="0.714cm" svg:height="0.768cm" svg:x="12.387cm" svg:y="6.509cm">
          <text:list text:style-name="L8">
            <text:list-header>
              <text:p text:style-name="P5"><text:span text:style-name="T32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3" draw:layer="layout" svg:width="0.714cm" svg:height="0.768cm" svg:x="12.387cm" svg:y="7.034cm">
          <text:list text:style-name="L8">
            <text:list-header>
              <text:p text:style-name="P5"><text:span text:style-name="T32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3" draw:layer="layout" svg:width="0.714cm" svg:height="0.768cm" svg:x="12.387cm" svg:y="7.536cm">
          <text:list text:style-name="L8">
            <text:list-header>
              <text:p text:style-name="P5"><text:span text:style-name="T32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3" draw:layer="layout" svg:width="1.988cm" svg:height="0.853cm" svg:x="5.197cm" svg:y="3.841cm">
          <text:list text:style-name="L8">
            <text:list-header>
              <text:p text:style-name="P5"><text:span text:style-name="T33">Send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3" draw:layer="layout" svg:width="2.068cm" svg:height="0.768cm" svg:x="17.696cm" svg:y="3.797cm">
          <text:list text:style-name="L8">
            <text:list-header>
              <text:p text:style-name="P5"><text:span text:style-name="T34">Receiver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3" draw:text-style-name="P11" draw:layer="layout" svg:x1="13.335cm" svg:y1="10.835cm" svg:x2="11.889cm" svg:y2="11.562cm">
          <text:p/>
        </draw:line>
        <draw:custom-shape draw:style-name="gr6" draw:text-style-name="P3" draw:layer="layout" svg:width="1.018cm" svg:height="0.768cm" svg:x="12.131cm" svg:y="10.42cm">
          <text:list text:style-name="L8">
            <text:list-header>
              <text:p text:style-name="P5"><text:span text:style-name="T32">A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" draw:text-style-name="P3" draw:layer="layout" svg:width="4.736cm" svg:height="1.19cm" svg:x="15.875cm" svg:y="10.094cm">
          <text:p/>
          <draw:enhanced-geometry svg:viewBox="0 0 21600 21600" draw:type="rectangle" draw:enhanced-path="M 0 0 L 21600 0 21600 21600 0 21600 0 0 Z N"/>
        </draw:custom-shape>
        <draw:line draw:style-name="gr23" draw:text-style-name="P11" draw:layer="layout" svg:x1="11.889cm" svg:y1="12.263cm" svg:x2="13.335cm" svg:y2="13.137cm">
          <text:p/>
        </draw:line>
        <draw:line draw:style-name="gr23" draw:text-style-name="P11" draw:layer="layout" svg:x1="11.836cm" svg:y1="12.687cm" svg:x2="13.282cm" svg:y2="13.56cm">
          <text:p/>
        </draw:line>
        <draw:line draw:style-name="gr23" draw:text-style-name="P11" draw:layer="layout" svg:x1="11.836cm" svg:y1="13.163cm" svg:x2="13.282cm" svg:y2="14.036cm">
          <text:p/>
        </draw:line>
        <draw:line draw:style-name="gr23" draw:text-style-name="P11" draw:layer="layout" svg:x1="11.875cm" svg:y1="13.679cm" svg:x2="13.322cm" svg:y2="14.552cm">
          <text:p/>
        </draw:line>
        <draw:line draw:style-name="gr23" draw:text-style-name="P11" draw:layer="layout" svg:x1="13.414cm" svg:y1="15.253cm" svg:x2="11.968cm" svg:y2="15.822cm">
          <text:p/>
        </draw:line>
        <draw:custom-shape draw:style-name="gr6" draw:text-style-name="P3" draw:layer="layout" svg:width="0.714cm" svg:height="0.768cm" svg:x="12.387cm" svg:y="12.153cm">
          <text:list text:style-name="L8">
            <text:list-header>
              <text:p text:style-name="P5"><text:span text:style-name="T32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3" draw:layer="layout" svg:width="0.714cm" svg:height="0.768cm" svg:x="12.387cm" svg:y="12.709cm">
          <text:list text:style-name="L8">
            <text:list-header>
              <text:p text:style-name="P5"><text:span text:style-name="T32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3" draw:layer="layout" svg:width="0.714cm" svg:height="0.768cm" svg:x="12.387cm" svg:y="13.106cm">
          <text:list text:style-name="L8">
            <text:list-header>
              <text:p text:style-name="P5"><text:span text:style-name="T32">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3" draw:layer="layout" svg:width="0.714cm" svg:height="0.768cm" svg:x="12.387cm" svg:y="13.635cm">
          <text:list text:style-name="L8">
            <text:list-header>
              <text:p text:style-name="P5"><text:span text:style-name="T32">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3" draw:layer="layout" svg:width="1.018cm" svg:height="0.768cm" svg:x="11.972cm" svg:y="14.654cm">
          <text:list text:style-name="L8">
            <text:list-header>
              <text:p text:style-name="P5"><text:span text:style-name="T32">A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" draw:text-style-name="P3" draw:layer="layout" svg:width="4.815cm" svg:height="1.588cm" svg:x="2.937cm" svg:y="11.099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3" draw:layer="layout" svg:width="2.024cm" svg:height="1.323cm" svg:x="5.768cm" svg:y="13.11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3" draw:layer="layout" svg:width="2.725cm" svg:height="1.323cm" svg:x="5.768cm" svg:y="15.6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3" draw:layer="layout" svg:width="1.984cm" svg:height="1.239cm" svg:x="18.627cm" svg:y="12.75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3" draw:layer="layout" svg:width="2.725cm" svg:height="1.204cm" svg:x="18.574cm" svg:y="14.367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3" draw:layer="layout" svg:width="2.037cm" svg:height="1.323cm" svg:x="0.675cm" svg:y="7.17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3" draw:layer="layout" svg:width="2.739cm" svg:height="1.327cm" svg:x="3.029cm" svg:y="13.10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3" draw:layer="layout" svg:width="2.051cm" svg:height="1.323cm" svg:x="3.717cm" svg:y="15.65cm">
          <text:p/>
          <draw:enhanced-geometry svg:viewBox="0 0 21600 21600" draw:type="rectangle" draw:enhanced-path="M 0 0 L 21600 0 21600 21600 0 21600 0 0 Z N"/>
        </draw:custom-shape>
        <draw:g>
          <draw:line draw:style-name="gr20" draw:text-style-name="P11" draw:layer="layout" svg:x1="13.639cm" svg:y1="5.464cm" svg:x2="24.593cm" svg:y2="5.464cm">
            <text:p/>
          </draw:line>
          <draw:line draw:style-name="gr20" draw:text-style-name="P11" draw:layer="layout" svg:x1="13.626cm" svg:y1="6.046cm" svg:x2="24.593cm" svg:y2="6.046cm">
            <text:p/>
          </draw:line>
          <draw:custom-shape draw:style-name="gr21" draw:text-style-name="P3" draw:layer="layout" svg:width="0.688cm" svg:height="0.582cm" svg:x="13.784cm" svg:y="5.464cm">
            <text:list text:style-name="L8">
              <text:list-header>
                <text:p text:style-name="P4"><text:span text:style-name="T32">0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1" draw:text-style-name="P3" draw:layer="layout" svg:width="0.688cm" svg:height="0.582cm" svg:x="14.472cm" svg:y="5.464cm">
            <text:list text:style-name="L8">
              <text:list-header>
                <text:p text:style-name="P4"><text:span text:style-name="T32">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1" draw:text-style-name="P3" draw:layer="layout" svg:width="0.688cm" svg:height="0.582cm" svg:x="15.16cm" svg:y="5.464cm">
            <text:list text:style-name="L8">
              <text:list-header>
                <text:p text:style-name="P4"><text:span text:style-name="T32">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1" draw:text-style-name="P3" draw:layer="layout" svg:width="0.688cm" svg:height="0.582cm" svg:x="15.848cm" svg:y="5.464cm">
            <text:list text:style-name="L8">
              <text:list-header>
                <text:p text:style-name="P4"><text:span text:style-name="T32">3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1" draw:text-style-name="P3" draw:layer="layout" svg:width="0.688cm" svg:height="0.582cm" svg:x="16.536cm" svg:y="5.464cm">
            <text:list text:style-name="L8">
              <text:list-header>
                <text:p text:style-name="P4"><text:span text:style-name="T32">4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1" draw:text-style-name="P3" draw:layer="layout" svg:width="0.688cm" svg:height="0.582cm" svg:x="17.224cm" svg:y="5.464cm">
            <text:list text:style-name="L8">
              <text:list-header>
                <text:p text:style-name="P4"><text:span text:style-name="T32">5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1" draw:text-style-name="P3" draw:layer="layout" svg:width="0.688cm" svg:height="0.582cm" svg:x="17.912cm" svg:y="5.464cm">
            <text:list text:style-name="L8">
              <text:list-header>
                <text:p text:style-name="P4"><text:span text:style-name="T32">6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1" draw:text-style-name="P3" draw:layer="layout" svg:width="0.688cm" svg:height="0.582cm" svg:x="18.587cm" svg:y="5.464cm">
            <text:list text:style-name="L8">
              <text:list-header>
                <text:p text:style-name="P4"><text:span text:style-name="T32">7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1" draw:text-style-name="P3" draw:layer="layout" svg:width="0.688cm" svg:height="0.582cm" svg:x="19.261cm" svg:y="5.464cm">
            <text:list text:style-name="L8">
              <text:list-header>
                <text:p text:style-name="P4"><text:span text:style-name="T32">8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1" draw:text-style-name="P3" draw:layer="layout" svg:width="0.688cm" svg:height="0.582cm" svg:x="19.936cm" svg:y="5.464cm">
            <text:list text:style-name="L8">
              <text:list-header>
                <text:p text:style-name="P4"><text:span text:style-name="T32">9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1" draw:text-style-name="P3" draw:layer="layout" svg:width="0.688cm" svg:height="0.582cm" svg:x="20.611cm" svg:y="5.464cm">
            <text:list text:style-name="L8">
              <text:list-header>
                <text:p text:style-name="P4"><text:span text:style-name="T32">10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1" draw:text-style-name="P3" draw:layer="layout" svg:width="0.688cm" svg:height="0.582cm" svg:x="21.285cm" svg:y="5.464cm">
            <text:list text:style-name="L8">
              <text:list-header>
                <text:p text:style-name="P4"><text:span text:style-name="T32">1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1" draw:text-style-name="P3" draw:layer="layout" svg:width="0.688cm" svg:height="0.582cm" svg:x="21.96cm" svg:y="5.464cm">
            <text:list text:style-name="L8">
              <text:list-header>
                <text:p text:style-name="P4"><text:span text:style-name="T32">1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1" draw:text-style-name="P3" draw:layer="layout" svg:width="0.688cm" svg:height="0.582cm" svg:x="22.635cm" svg:y="5.464cm">
            <text:list text:style-name="L8">
              <text:list-header>
                <text:p text:style-name="P4"><text:span text:style-name="T32">13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1" draw:text-style-name="P3" draw:layer="layout" svg:width="0.688cm" svg:height="0.582cm" svg:x="23.309cm" svg:y="5.464cm">
            <text:list text:style-name="L8">
              <text:list-header>
                <text:p text:style-name="P4"><text:span text:style-name="T32">14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g>
          <draw:line draw:style-name="gr20" draw:text-style-name="P11" draw:layer="layout" svg:x1="0.542cm" svg:y1="7.488cm" svg:x2="11.496cm" svg:y2="7.488cm">
            <text:p/>
          </draw:line>
          <draw:line draw:style-name="gr20" draw:text-style-name="P11" draw:layer="layout" svg:x1="0.529cm" svg:y1="8.07cm" svg:x2="11.496cm" svg:y2="8.07cm">
            <text:p/>
          </draw:line>
          <draw:custom-shape draw:style-name="gr21" draw:text-style-name="P3" draw:layer="layout" svg:width="0.688cm" svg:height="0.582cm" svg:x="0.687cm" svg:y="7.488cm">
            <text:list text:style-name="L8">
              <text:list-header>
                <text:p text:style-name="P4"><text:span text:style-name="T32">0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1" draw:text-style-name="P3" draw:layer="layout" svg:width="0.688cm" svg:height="0.582cm" svg:x="1.375cm" svg:y="7.488cm">
            <text:list text:style-name="L8">
              <text:list-header>
                <text:p text:style-name="P4"><text:span text:style-name="T32">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1" draw:text-style-name="P3" draw:layer="layout" svg:width="0.688cm" svg:height="0.582cm" svg:x="2.063cm" svg:y="7.488cm">
            <text:list text:style-name="L8">
              <text:list-header>
                <text:p text:style-name="P4"><text:span text:style-name="T32">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1" draw:text-style-name="P3" draw:layer="layout" svg:width="0.688cm" svg:height="0.582cm" svg:x="2.751cm" svg:y="7.488cm">
            <text:list text:style-name="L8">
              <text:list-header>
                <text:p text:style-name="P4"><text:span text:style-name="T32">3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1" draw:text-style-name="P3" draw:layer="layout" svg:width="0.688cm" svg:height="0.582cm" svg:x="3.439cm" svg:y="7.488cm">
            <text:list text:style-name="L8">
              <text:list-header>
                <text:p text:style-name="P4"><text:span text:style-name="T32">4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1" draw:text-style-name="P3" draw:layer="layout" svg:width="0.688cm" svg:height="0.582cm" svg:x="4.127cm" svg:y="7.488cm">
            <text:list text:style-name="L8">
              <text:list-header>
                <text:p text:style-name="P4"><text:span text:style-name="T32">5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1" draw:text-style-name="P3" draw:layer="layout" svg:width="0.688cm" svg:height="0.582cm" svg:x="4.815cm" svg:y="7.488cm">
            <text:list text:style-name="L8">
              <text:list-header>
                <text:p text:style-name="P4"><text:span text:style-name="T32">6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1" draw:text-style-name="P3" draw:layer="layout" svg:width="0.688cm" svg:height="0.582cm" svg:x="5.49cm" svg:y="7.488cm">
            <text:list text:style-name="L8">
              <text:list-header>
                <text:p text:style-name="P4"><text:span text:style-name="T32">7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1" draw:text-style-name="P3" draw:layer="layout" svg:width="0.688cm" svg:height="0.582cm" svg:x="6.164cm" svg:y="7.488cm">
            <text:list text:style-name="L8">
              <text:list-header>
                <text:p text:style-name="P4"><text:span text:style-name="T32">8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1" draw:text-style-name="P3" draw:layer="layout" svg:width="0.688cm" svg:height="0.582cm" svg:x="6.839cm" svg:y="7.488cm">
            <text:list text:style-name="L8">
              <text:list-header>
                <text:p text:style-name="P4"><text:span text:style-name="T32">9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1" draw:text-style-name="P3" draw:layer="layout" svg:width="0.688cm" svg:height="0.582cm" svg:x="7.514cm" svg:y="7.488cm">
            <text:list text:style-name="L8">
              <text:list-header>
                <text:p text:style-name="P4"><text:span text:style-name="T32">10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1" draw:text-style-name="P3" draw:layer="layout" svg:width="0.688cm" svg:height="0.582cm" svg:x="8.188cm" svg:y="7.488cm">
            <text:list text:style-name="L8">
              <text:list-header>
                <text:p text:style-name="P4"><text:span text:style-name="T32">1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1" draw:text-style-name="P3" draw:layer="layout" svg:width="0.688cm" svg:height="0.582cm" svg:x="8.863cm" svg:y="7.488cm">
            <text:list text:style-name="L8">
              <text:list-header>
                <text:p text:style-name="P4"><text:span text:style-name="T32">1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1" draw:text-style-name="P3" draw:layer="layout" svg:width="0.688cm" svg:height="0.582cm" svg:x="9.538cm" svg:y="7.488cm">
            <text:list text:style-name="L8">
              <text:list-header>
                <text:p text:style-name="P4"><text:span text:style-name="T32">13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1" draw:text-style-name="P3" draw:layer="layout" svg:width="0.688cm" svg:height="0.582cm" svg:x="10.212cm" svg:y="7.488cm">
            <text:list text:style-name="L8">
              <text:list-header>
                <text:p text:style-name="P4"><text:span text:style-name="T32">14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g>
          <draw:line draw:style-name="gr20" draw:text-style-name="P11" draw:layer="layout" svg:x1="13.683cm" svg:y1="8.903cm" svg:x2="24.637cm" svg:y2="8.903cm">
            <text:p/>
          </draw:line>
          <draw:line draw:style-name="gr20" draw:text-style-name="P11" draw:layer="layout" svg:x1="13.67cm" svg:y1="9.485cm" svg:x2="24.637cm" svg:y2="9.485cm">
            <text:p/>
          </draw:line>
          <draw:custom-shape draw:style-name="gr21" draw:text-style-name="P3" draw:layer="layout" svg:width="0.688cm" svg:height="0.582cm" svg:x="13.828cm" svg:y="8.903cm">
            <text:list text:style-name="L8">
              <text:list-header>
                <text:p text:style-name="P4"><text:span text:style-name="T32">0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1" draw:text-style-name="P3" draw:layer="layout" svg:width="0.688cm" svg:height="0.582cm" svg:x="14.516cm" svg:y="8.903cm">
            <text:list text:style-name="L8">
              <text:list-header>
                <text:p text:style-name="P4"><text:span text:style-name="T32">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1" draw:text-style-name="P3" draw:layer="layout" svg:width="0.688cm" svg:height="0.582cm" svg:x="15.204cm" svg:y="8.903cm">
            <text:list text:style-name="L8">
              <text:list-header>
                <text:p text:style-name="P4"><text:span text:style-name="T32">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1" draw:text-style-name="P3" draw:layer="layout" svg:width="0.688cm" svg:height="0.582cm" svg:x="15.892cm" svg:y="8.903cm">
            <text:list text:style-name="L8">
              <text:list-header>
                <text:p text:style-name="P4"><text:span text:style-name="T32">3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1" draw:text-style-name="P3" draw:layer="layout" svg:width="0.688cm" svg:height="0.582cm" svg:x="16.58cm" svg:y="8.903cm">
            <text:list text:style-name="L8">
              <text:list-header>
                <text:p text:style-name="P4"><text:span text:style-name="T32">4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1" draw:text-style-name="P3" draw:layer="layout" svg:width="0.688cm" svg:height="0.582cm" svg:x="17.268cm" svg:y="8.903cm">
            <text:list text:style-name="L8">
              <text:list-header>
                <text:p text:style-name="P4"><text:span text:style-name="T32">5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1" draw:text-style-name="P3" draw:layer="layout" svg:width="0.688cm" svg:height="0.582cm" svg:x="17.956cm" svg:y="8.903cm">
            <text:list text:style-name="L8">
              <text:list-header>
                <text:p text:style-name="P4"><text:span text:style-name="T32">6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1" draw:text-style-name="P3" draw:layer="layout" svg:width="0.688cm" svg:height="0.582cm" svg:x="18.631cm" svg:y="8.903cm">
            <text:list text:style-name="L8">
              <text:list-header>
                <text:p text:style-name="P4"><text:span text:style-name="T32">7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1" draw:text-style-name="P3" draw:layer="layout" svg:width="0.688cm" svg:height="0.582cm" svg:x="19.305cm" svg:y="8.903cm">
            <text:list text:style-name="L8">
              <text:list-header>
                <text:p text:style-name="P4"><text:span text:style-name="T32">8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1" draw:text-style-name="P3" draw:layer="layout" svg:width="0.688cm" svg:height="0.582cm" svg:x="19.98cm" svg:y="8.903cm">
            <text:list text:style-name="L8">
              <text:list-header>
                <text:p text:style-name="P4"><text:span text:style-name="T32">9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1" draw:text-style-name="P3" draw:layer="layout" svg:width="0.688cm" svg:height="0.582cm" svg:x="20.655cm" svg:y="8.903cm">
            <text:list text:style-name="L8">
              <text:list-header>
                <text:p text:style-name="P4"><text:span text:style-name="T32">10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1" draw:text-style-name="P3" draw:layer="layout" svg:width="0.688cm" svg:height="0.582cm" svg:x="21.329cm" svg:y="8.903cm">
            <text:list text:style-name="L8">
              <text:list-header>
                <text:p text:style-name="P4"><text:span text:style-name="T32">1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1" draw:text-style-name="P3" draw:layer="layout" svg:width="0.688cm" svg:height="0.582cm" svg:x="22.004cm" svg:y="8.903cm">
            <text:list text:style-name="L8">
              <text:list-header>
                <text:p text:style-name="P4"><text:span text:style-name="T32">1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1" draw:text-style-name="P3" draw:layer="layout" svg:width="0.688cm" svg:height="0.582cm" svg:x="22.679cm" svg:y="8.903cm">
            <text:list text:style-name="L8">
              <text:list-header>
                <text:p text:style-name="P4"><text:span text:style-name="T32">13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1" draw:text-style-name="P3" draw:layer="layout" svg:width="0.688cm" svg:height="0.582cm" svg:x="23.353cm" svg:y="8.903cm">
            <text:list text:style-name="L8">
              <text:list-header>
                <text:p text:style-name="P4"><text:span text:style-name="T32">14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g>
          <draw:line draw:style-name="gr20" draw:text-style-name="P11" draw:layer="layout" svg:x1="13.67cm" svg:y1="10.398cm" svg:x2="24.624cm" svg:y2="10.398cm">
            <text:p/>
          </draw:line>
          <draw:line draw:style-name="gr20" draw:text-style-name="P11" draw:layer="layout" svg:x1="13.657cm" svg:y1="10.98cm" svg:x2="24.624cm" svg:y2="10.98cm">
            <text:p/>
          </draw:line>
          <draw:custom-shape draw:style-name="gr21" draw:text-style-name="P3" draw:layer="layout" svg:width="0.688cm" svg:height="0.582cm" svg:x="13.815cm" svg:y="10.398cm">
            <text:list text:style-name="L8">
              <text:list-header>
                <text:p text:style-name="P4"><text:span text:style-name="T32">0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1" draw:text-style-name="P3" draw:layer="layout" svg:width="0.688cm" svg:height="0.582cm" svg:x="14.503cm" svg:y="10.398cm">
            <text:list text:style-name="L8">
              <text:list-header>
                <text:p text:style-name="P4"><text:span text:style-name="T32">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1" draw:text-style-name="P3" draw:layer="layout" svg:width="0.688cm" svg:height="0.582cm" svg:x="15.191cm" svg:y="10.398cm">
            <text:list text:style-name="L8">
              <text:list-header>
                <text:p text:style-name="P4"><text:span text:style-name="T32">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1" draw:text-style-name="P3" draw:layer="layout" svg:width="0.688cm" svg:height="0.582cm" svg:x="15.879cm" svg:y="10.398cm">
            <text:list text:style-name="L8">
              <text:list-header>
                <text:p text:style-name="P4"><text:span text:style-name="T32">3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1" draw:text-style-name="P3" draw:layer="layout" svg:width="0.688cm" svg:height="0.582cm" svg:x="16.567cm" svg:y="10.398cm">
            <text:list text:style-name="L8">
              <text:list-header>
                <text:p text:style-name="P4"><text:span text:style-name="T32">4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1" draw:text-style-name="P3" draw:layer="layout" svg:width="0.688cm" svg:height="0.582cm" svg:x="17.255cm" svg:y="10.398cm">
            <text:list text:style-name="L8">
              <text:list-header>
                <text:p text:style-name="P4"><text:span text:style-name="T32">5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1" draw:text-style-name="P3" draw:layer="layout" svg:width="0.688cm" svg:height="0.582cm" svg:x="17.943cm" svg:y="10.398cm">
            <text:list text:style-name="L8">
              <text:list-header>
                <text:p text:style-name="P4"><text:span text:style-name="T32">6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1" draw:text-style-name="P3" draw:layer="layout" svg:width="0.688cm" svg:height="0.582cm" svg:x="18.618cm" svg:y="10.398cm">
            <text:list text:style-name="L8">
              <text:list-header>
                <text:p text:style-name="P4"><text:span text:style-name="T32">7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1" draw:text-style-name="P3" draw:layer="layout" svg:width="0.688cm" svg:height="0.582cm" svg:x="19.292cm" svg:y="10.398cm">
            <text:list text:style-name="L8">
              <text:list-header>
                <text:p text:style-name="P4"><text:span text:style-name="T32">8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1" draw:text-style-name="P3" draw:layer="layout" svg:width="0.688cm" svg:height="0.582cm" svg:x="19.967cm" svg:y="10.398cm">
            <text:list text:style-name="L8">
              <text:list-header>
                <text:p text:style-name="P4"><text:span text:style-name="T32">9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1" draw:text-style-name="P3" draw:layer="layout" svg:width="0.688cm" svg:height="0.582cm" svg:x="20.642cm" svg:y="10.398cm">
            <text:list text:style-name="L8">
              <text:list-header>
                <text:p text:style-name="P4"><text:span text:style-name="T32">10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1" draw:text-style-name="P3" draw:layer="layout" svg:width="0.688cm" svg:height="0.582cm" svg:x="21.316cm" svg:y="10.398cm">
            <text:list text:style-name="L8">
              <text:list-header>
                <text:p text:style-name="P4"><text:span text:style-name="T32">1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1" draw:text-style-name="P3" draw:layer="layout" svg:width="0.688cm" svg:height="0.582cm" svg:x="21.991cm" svg:y="10.398cm">
            <text:list text:style-name="L8">
              <text:list-header>
                <text:p text:style-name="P4"><text:span text:style-name="T32">1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1" draw:text-style-name="P3" draw:layer="layout" svg:width="0.688cm" svg:height="0.582cm" svg:x="22.666cm" svg:y="10.398cm">
            <text:list text:style-name="L8">
              <text:list-header>
                <text:p text:style-name="P4"><text:span text:style-name="T32">13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1" draw:text-style-name="P3" draw:layer="layout" svg:width="0.688cm" svg:height="0.582cm" svg:x="23.34cm" svg:y="10.398cm">
            <text:list text:style-name="L8">
              <text:list-header>
                <text:p text:style-name="P4"><text:span text:style-name="T32">14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g>
          <draw:line draw:style-name="gr20" draw:text-style-name="P11" draw:layer="layout" svg:x1="0.714cm" svg:y1="11.642cm" svg:x2="11.668cm" svg:y2="11.642cm">
            <text:p/>
          </draw:line>
          <draw:line draw:style-name="gr20" draw:text-style-name="P11" draw:layer="layout" svg:x1="0.701cm" svg:y1="12.224cm" svg:x2="11.668cm" svg:y2="12.224cm">
            <text:p/>
          </draw:line>
          <draw:custom-shape draw:style-name="gr21" draw:text-style-name="P3" draw:layer="layout" svg:width="0.688cm" svg:height="0.582cm" svg:x="0.859cm" svg:y="11.642cm">
            <text:list text:style-name="L8">
              <text:list-header>
                <text:p text:style-name="P4"><text:span text:style-name="T32">0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1" draw:text-style-name="P3" draw:layer="layout" svg:width="0.688cm" svg:height="0.582cm" svg:x="1.547cm" svg:y="11.642cm">
            <text:list text:style-name="L8">
              <text:list-header>
                <text:p text:style-name="P4"><text:span text:style-name="T32">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1" draw:text-style-name="P3" draw:layer="layout" svg:width="0.688cm" svg:height="0.582cm" svg:x="2.235cm" svg:y="11.642cm">
            <text:list text:style-name="L8">
              <text:list-header>
                <text:p text:style-name="P4"><text:span text:style-name="T32">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1" draw:text-style-name="P3" draw:layer="layout" svg:width="0.688cm" svg:height="0.582cm" svg:x="2.923cm" svg:y="11.642cm">
            <text:list text:style-name="L8">
              <text:list-header>
                <text:p text:style-name="P4"><text:span text:style-name="T32">3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1" draw:text-style-name="P3" draw:layer="layout" svg:width="0.688cm" svg:height="0.582cm" svg:x="3.611cm" svg:y="11.642cm">
            <text:list text:style-name="L8">
              <text:list-header>
                <text:p text:style-name="P4"><text:span text:style-name="T32">4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1" draw:text-style-name="P3" draw:layer="layout" svg:width="0.688cm" svg:height="0.582cm" svg:x="4.299cm" svg:y="11.642cm">
            <text:list text:style-name="L8">
              <text:list-header>
                <text:p text:style-name="P4"><text:span text:style-name="T32">5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1" draw:text-style-name="P3" draw:layer="layout" svg:width="0.688cm" svg:height="0.582cm" svg:x="4.987cm" svg:y="11.642cm">
            <text:list text:style-name="L8">
              <text:list-header>
                <text:p text:style-name="P4"><text:span text:style-name="T32">6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1" draw:text-style-name="P3" draw:layer="layout" svg:width="0.688cm" svg:height="0.582cm" svg:x="5.662cm" svg:y="11.642cm">
            <text:list text:style-name="L8">
              <text:list-header>
                <text:p text:style-name="P4"><text:span text:style-name="T32">7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1" draw:text-style-name="P3" draw:layer="layout" svg:width="0.688cm" svg:height="0.582cm" svg:x="6.336cm" svg:y="11.642cm">
            <text:list text:style-name="L8">
              <text:list-header>
                <text:p text:style-name="P4"><text:span text:style-name="T32">8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1" draw:text-style-name="P3" draw:layer="layout" svg:width="0.688cm" svg:height="0.582cm" svg:x="7.011cm" svg:y="11.642cm">
            <text:list text:style-name="L8">
              <text:list-header>
                <text:p text:style-name="P4"><text:span text:style-name="T32">9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1" draw:text-style-name="P3" draw:layer="layout" svg:width="0.688cm" svg:height="0.582cm" svg:x="7.686cm" svg:y="11.642cm">
            <text:list text:style-name="L8">
              <text:list-header>
                <text:p text:style-name="P4"><text:span text:style-name="T32">10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1" draw:text-style-name="P3" draw:layer="layout" svg:width="0.688cm" svg:height="0.582cm" svg:x="8.36cm" svg:y="11.642cm">
            <text:list text:style-name="L8">
              <text:list-header>
                <text:p text:style-name="P4"><text:span text:style-name="T32">1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1" draw:text-style-name="P3" draw:layer="layout" svg:width="0.688cm" svg:height="0.582cm" svg:x="9.035cm" svg:y="11.642cm">
            <text:list text:style-name="L8">
              <text:list-header>
                <text:p text:style-name="P4"><text:span text:style-name="T32">1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1" draw:text-style-name="P3" draw:layer="layout" svg:width="0.688cm" svg:height="0.582cm" svg:x="9.71cm" svg:y="11.642cm">
            <text:list text:style-name="L8">
              <text:list-header>
                <text:p text:style-name="P4"><text:span text:style-name="T32">13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1" draw:text-style-name="P3" draw:layer="layout" svg:width="0.688cm" svg:height="0.582cm" svg:x="10.384cm" svg:y="11.642cm">
            <text:list text:style-name="L8">
              <text:list-header>
                <text:p text:style-name="P4"><text:span text:style-name="T32">14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g>
          <draw:line draw:style-name="gr20" draw:text-style-name="P11" draw:layer="layout" svg:x1="0.82cm" svg:y1="13.494cm" svg:x2="11.774cm" svg:y2="13.494cm">
            <text:p/>
          </draw:line>
          <draw:line draw:style-name="gr20" draw:text-style-name="P11" draw:layer="layout" svg:x1="0.807cm" svg:y1="14.076cm" svg:x2="11.774cm" svg:y2="14.076cm">
            <text:p/>
          </draw:line>
          <draw:custom-shape draw:style-name="gr21" draw:text-style-name="P3" draw:layer="layout" svg:width="0.688cm" svg:height="0.582cm" svg:x="0.965cm" svg:y="13.494cm">
            <text:list text:style-name="L8">
              <text:list-header>
                <text:p text:style-name="P4"><text:span text:style-name="T32">0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1" draw:text-style-name="P3" draw:layer="layout" svg:width="0.688cm" svg:height="0.582cm" svg:x="1.653cm" svg:y="13.494cm">
            <text:list text:style-name="L8">
              <text:list-header>
                <text:p text:style-name="P4"><text:span text:style-name="T32">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1" draw:text-style-name="P3" draw:layer="layout" svg:width="0.688cm" svg:height="0.582cm" svg:x="2.341cm" svg:y="13.494cm">
            <text:list text:style-name="L8">
              <text:list-header>
                <text:p text:style-name="P4"><text:span text:style-name="T32">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1" draw:text-style-name="P3" draw:layer="layout" svg:width="0.688cm" svg:height="0.582cm" svg:x="3.029cm" svg:y="13.494cm">
            <text:list text:style-name="L8">
              <text:list-header>
                <text:p text:style-name="P4"><text:span text:style-name="T32">3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1" draw:text-style-name="P3" draw:layer="layout" svg:width="0.688cm" svg:height="0.582cm" svg:x="3.717cm" svg:y="13.494cm">
            <text:list text:style-name="L8">
              <text:list-header>
                <text:p text:style-name="P4"><text:span text:style-name="T32">4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1" draw:text-style-name="P3" draw:layer="layout" svg:width="0.688cm" svg:height="0.582cm" svg:x="4.405cm" svg:y="13.494cm">
            <text:list text:style-name="L8">
              <text:list-header>
                <text:p text:style-name="P4"><text:span text:style-name="T32">5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1" draw:text-style-name="P3" draw:layer="layout" svg:width="0.688cm" svg:height="0.582cm" svg:x="5.093cm" svg:y="13.494cm">
            <text:list text:style-name="L8">
              <text:list-header>
                <text:p text:style-name="P4"><text:span text:style-name="T32">6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1" draw:text-style-name="P3" draw:layer="layout" svg:width="0.688cm" svg:height="0.582cm" svg:x="5.768cm" svg:y="13.494cm">
            <text:list text:style-name="L8">
              <text:list-header>
                <text:p text:style-name="P4"><text:span text:style-name="T32">7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1" draw:text-style-name="P3" draw:layer="layout" svg:width="0.688cm" svg:height="0.582cm" svg:x="6.442cm" svg:y="13.494cm">
            <text:list text:style-name="L8">
              <text:list-header>
                <text:p text:style-name="P4"><text:span text:style-name="T32">8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1" draw:text-style-name="P3" draw:layer="layout" svg:width="0.688cm" svg:height="0.582cm" svg:x="7.117cm" svg:y="13.494cm">
            <text:list text:style-name="L8">
              <text:list-header>
                <text:p text:style-name="P4"><text:span text:style-name="T32">9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1" draw:text-style-name="P3" draw:layer="layout" svg:width="0.688cm" svg:height="0.582cm" svg:x="7.792cm" svg:y="13.494cm">
            <text:list text:style-name="L8">
              <text:list-header>
                <text:p text:style-name="P4"><text:span text:style-name="T32">10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1" draw:text-style-name="P3" draw:layer="layout" svg:width="0.688cm" svg:height="0.582cm" svg:x="8.466cm" svg:y="13.494cm">
            <text:list text:style-name="L8">
              <text:list-header>
                <text:p text:style-name="P4"><text:span text:style-name="T32">1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1" draw:text-style-name="P3" draw:layer="layout" svg:width="0.688cm" svg:height="0.582cm" svg:x="9.141cm" svg:y="13.494cm">
            <text:list text:style-name="L8">
              <text:list-header>
                <text:p text:style-name="P4"><text:span text:style-name="T32">1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1" draw:text-style-name="P3" draw:layer="layout" svg:width="0.688cm" svg:height="0.582cm" svg:x="9.816cm" svg:y="13.494cm">
            <text:list text:style-name="L8">
              <text:list-header>
                <text:p text:style-name="P4"><text:span text:style-name="T32">13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1" draw:text-style-name="P3" draw:layer="layout" svg:width="0.688cm" svg:height="0.582cm" svg:x="10.49cm" svg:y="13.494cm">
            <text:list text:style-name="L8">
              <text:list-header>
                <text:p text:style-name="P4"><text:span text:style-name="T32">14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g>
          <draw:line draw:style-name="gr20" draw:text-style-name="P11" draw:layer="layout" svg:x1="13.617cm" svg:y1="13.097cm" svg:x2="24.571cm" svg:y2="13.097cm">
            <text:p/>
          </draw:line>
          <draw:line draw:style-name="gr20" draw:text-style-name="P11" draw:layer="layout" svg:x1="13.604cm" svg:y1="13.679cm" svg:x2="24.571cm" svg:y2="13.679cm">
            <text:p/>
          </draw:line>
          <draw:custom-shape draw:style-name="gr21" draw:text-style-name="P3" draw:layer="layout" svg:width="0.688cm" svg:height="0.582cm" svg:x="13.762cm" svg:y="13.097cm">
            <text:list text:style-name="L8">
              <text:list-header>
                <text:p text:style-name="P4"><text:span text:style-name="T32">0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1" draw:text-style-name="P3" draw:layer="layout" svg:width="0.688cm" svg:height="0.582cm" svg:x="14.45cm" svg:y="13.097cm">
            <text:list text:style-name="L8">
              <text:list-header>
                <text:p text:style-name="P4"><text:span text:style-name="T32">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1" draw:text-style-name="P3" draw:layer="layout" svg:width="0.688cm" svg:height="0.582cm" svg:x="15.138cm" svg:y="13.097cm">
            <text:list text:style-name="L8">
              <text:list-header>
                <text:p text:style-name="P4"><text:span text:style-name="T32">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1" draw:text-style-name="P3" draw:layer="layout" svg:width="0.688cm" svg:height="0.582cm" svg:x="15.826cm" svg:y="13.097cm">
            <text:list text:style-name="L8">
              <text:list-header>
                <text:p text:style-name="P4"><text:span text:style-name="T32">3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1" draw:text-style-name="P3" draw:layer="layout" svg:width="0.688cm" svg:height="0.582cm" svg:x="16.514cm" svg:y="13.097cm">
            <text:list text:style-name="L8">
              <text:list-header>
                <text:p text:style-name="P4"><text:span text:style-name="T32">4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1" draw:text-style-name="P3" draw:layer="layout" svg:width="0.688cm" svg:height="0.582cm" svg:x="17.202cm" svg:y="13.097cm">
            <text:list text:style-name="L8">
              <text:list-header>
                <text:p text:style-name="P4"><text:span text:style-name="T32">5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1" draw:text-style-name="P3" draw:layer="layout" svg:width="0.688cm" svg:height="0.582cm" svg:x="17.89cm" svg:y="13.097cm">
            <text:list text:style-name="L8">
              <text:list-header>
                <text:p text:style-name="P4"><text:span text:style-name="T32">6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1" draw:text-style-name="P3" draw:layer="layout" svg:width="0.688cm" svg:height="0.582cm" svg:x="18.565cm" svg:y="13.097cm">
            <text:list text:style-name="L8">
              <text:list-header>
                <text:p text:style-name="P4"><text:span text:style-name="T32">7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1" draw:text-style-name="P3" draw:layer="layout" svg:width="0.688cm" svg:height="0.582cm" svg:x="19.239cm" svg:y="13.097cm">
            <text:list text:style-name="L8">
              <text:list-header>
                <text:p text:style-name="P4"><text:span text:style-name="T32">8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1" draw:text-style-name="P3" draw:layer="layout" svg:width="0.688cm" svg:height="0.582cm" svg:x="19.914cm" svg:y="13.097cm">
            <text:list text:style-name="L8">
              <text:list-header>
                <text:p text:style-name="P4"><text:span text:style-name="T32">9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1" draw:text-style-name="P3" draw:layer="layout" svg:width="0.688cm" svg:height="0.582cm" svg:x="20.589cm" svg:y="13.097cm">
            <text:list text:style-name="L8">
              <text:list-header>
                <text:p text:style-name="P4"><text:span text:style-name="T32">10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1" draw:text-style-name="P3" draw:layer="layout" svg:width="0.688cm" svg:height="0.582cm" svg:x="21.263cm" svg:y="13.097cm">
            <text:list text:style-name="L8">
              <text:list-header>
                <text:p text:style-name="P4"><text:span text:style-name="T32">1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1" draw:text-style-name="P3" draw:layer="layout" svg:width="0.688cm" svg:height="0.582cm" svg:x="21.938cm" svg:y="13.097cm">
            <text:list text:style-name="L8">
              <text:list-header>
                <text:p text:style-name="P4"><text:span text:style-name="T32">1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1" draw:text-style-name="P3" draw:layer="layout" svg:width="0.688cm" svg:height="0.582cm" svg:x="22.613cm" svg:y="13.097cm">
            <text:list text:style-name="L8">
              <text:list-header>
                <text:p text:style-name="P4"><text:span text:style-name="T32">13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1" draw:text-style-name="P3" draw:layer="layout" svg:width="0.688cm" svg:height="0.582cm" svg:x="23.287cm" svg:y="13.097cm">
            <text:list text:style-name="L8">
              <text:list-header>
                <text:p text:style-name="P4"><text:span text:style-name="T32">14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g>
          <draw:line draw:style-name="gr20" draw:text-style-name="P11" draw:layer="layout" svg:x1="13.604cm" svg:y1="14.671cm" svg:x2="24.558cm" svg:y2="14.671cm">
            <text:p/>
          </draw:line>
          <draw:line draw:style-name="gr20" draw:text-style-name="P11" draw:layer="layout" svg:x1="13.591cm" svg:y1="15.253cm" svg:x2="24.558cm" svg:y2="15.253cm">
            <text:p/>
          </draw:line>
          <draw:custom-shape draw:style-name="gr21" draw:text-style-name="P3" draw:layer="layout" svg:width="0.688cm" svg:height="0.582cm" svg:x="13.749cm" svg:y="14.671cm">
            <text:list text:style-name="L8">
              <text:list-header>
                <text:p text:style-name="P4"><text:span text:style-name="T32">0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1" draw:text-style-name="P3" draw:layer="layout" svg:width="0.688cm" svg:height="0.582cm" svg:x="14.437cm" svg:y="14.671cm">
            <text:list text:style-name="L8">
              <text:list-header>
                <text:p text:style-name="P4"><text:span text:style-name="T32">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1" draw:text-style-name="P3" draw:layer="layout" svg:width="0.688cm" svg:height="0.582cm" svg:x="15.125cm" svg:y="14.671cm">
            <text:list text:style-name="L8">
              <text:list-header>
                <text:p text:style-name="P4"><text:span text:style-name="T32">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1" draw:text-style-name="P3" draw:layer="layout" svg:width="0.688cm" svg:height="0.582cm" svg:x="15.813cm" svg:y="14.671cm">
            <text:list text:style-name="L8">
              <text:list-header>
                <text:p text:style-name="P4"><text:span text:style-name="T32">3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1" draw:text-style-name="P3" draw:layer="layout" svg:width="0.688cm" svg:height="0.582cm" svg:x="16.501cm" svg:y="14.671cm">
            <text:list text:style-name="L8">
              <text:list-header>
                <text:p text:style-name="P4"><text:span text:style-name="T32">4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1" draw:text-style-name="P3" draw:layer="layout" svg:width="0.688cm" svg:height="0.582cm" svg:x="17.189cm" svg:y="14.671cm">
            <text:list text:style-name="L8">
              <text:list-header>
                <text:p text:style-name="P4"><text:span text:style-name="T32">5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1" draw:text-style-name="P3" draw:layer="layout" svg:width="0.688cm" svg:height="0.582cm" svg:x="17.877cm" svg:y="14.671cm">
            <text:list text:style-name="L8">
              <text:list-header>
                <text:p text:style-name="P4"><text:span text:style-name="T32">6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1" draw:text-style-name="P3" draw:layer="layout" svg:width="0.688cm" svg:height="0.582cm" svg:x="18.552cm" svg:y="14.671cm">
            <text:list text:style-name="L8">
              <text:list-header>
                <text:p text:style-name="P4"><text:span text:style-name="T32">7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1" draw:text-style-name="P3" draw:layer="layout" svg:width="0.688cm" svg:height="0.582cm" svg:x="19.226cm" svg:y="14.671cm">
            <text:list text:style-name="L8">
              <text:list-header>
                <text:p text:style-name="P4"><text:span text:style-name="T32">8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1" draw:text-style-name="P3" draw:layer="layout" svg:width="0.688cm" svg:height="0.582cm" svg:x="19.901cm" svg:y="14.671cm">
            <text:list text:style-name="L8">
              <text:list-header>
                <text:p text:style-name="P4"><text:span text:style-name="T32">9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1" draw:text-style-name="P3" draw:layer="layout" svg:width="0.688cm" svg:height="0.582cm" svg:x="20.576cm" svg:y="14.671cm">
            <text:list text:style-name="L8">
              <text:list-header>
                <text:p text:style-name="P4"><text:span text:style-name="T32">10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1" draw:text-style-name="P3" draw:layer="layout" svg:width="0.688cm" svg:height="0.582cm" svg:x="21.25cm" svg:y="14.671cm">
            <text:list text:style-name="L8">
              <text:list-header>
                <text:p text:style-name="P4"><text:span text:style-name="T32">1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1" draw:text-style-name="P3" draw:layer="layout" svg:width="0.688cm" svg:height="0.582cm" svg:x="21.925cm" svg:y="14.671cm">
            <text:list text:style-name="L8">
              <text:list-header>
                <text:p text:style-name="P4"><text:span text:style-name="T32">1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1" draw:text-style-name="P3" draw:layer="layout" svg:width="0.688cm" svg:height="0.582cm" svg:x="22.6cm" svg:y="14.671cm">
            <text:list text:style-name="L8">
              <text:list-header>
                <text:p text:style-name="P4"><text:span text:style-name="T32">13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1" draw:text-style-name="P3" draw:layer="layout" svg:width="0.688cm" svg:height="0.582cm" svg:x="23.274cm" svg:y="14.671cm">
            <text:list text:style-name="L8">
              <text:list-header>
                <text:p text:style-name="P4"><text:span text:style-name="T32">14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g>
          <draw:line draw:style-name="gr20" draw:text-style-name="P11" draw:layer="layout" svg:x1="0.846cm" svg:y1="15.981cm" svg:x2="11.8cm" svg:y2="15.981cm">
            <text:p/>
          </draw:line>
          <draw:line draw:style-name="gr20" draw:text-style-name="P11" draw:layer="layout" svg:x1="0.833cm" svg:y1="16.563cm" svg:x2="11.8cm" svg:y2="16.563cm">
            <text:p/>
          </draw:line>
          <draw:custom-shape draw:style-name="gr21" draw:text-style-name="P3" draw:layer="layout" svg:width="0.688cm" svg:height="0.582cm" svg:x="0.991cm" svg:y="15.981cm">
            <text:list text:style-name="L8">
              <text:list-header>
                <text:p text:style-name="P4"><text:span text:style-name="T32">0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1" draw:text-style-name="P3" draw:layer="layout" svg:width="0.688cm" svg:height="0.582cm" svg:x="1.679cm" svg:y="15.981cm">
            <text:list text:style-name="L8">
              <text:list-header>
                <text:p text:style-name="P4"><text:span text:style-name="T32">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1" draw:text-style-name="P3" draw:layer="layout" svg:width="0.688cm" svg:height="0.582cm" svg:x="2.367cm" svg:y="15.981cm">
            <text:list text:style-name="L8">
              <text:list-header>
                <text:p text:style-name="P4"><text:span text:style-name="T32">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1" draw:text-style-name="P3" draw:layer="layout" svg:width="0.688cm" svg:height="0.582cm" svg:x="3.055cm" svg:y="15.981cm">
            <text:list text:style-name="L8">
              <text:list-header>
                <text:p text:style-name="P4"><text:span text:style-name="T32">3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1" draw:text-style-name="P3" draw:layer="layout" svg:width="0.688cm" svg:height="0.582cm" svg:x="3.743cm" svg:y="15.981cm">
            <text:list text:style-name="L8">
              <text:list-header>
                <text:p text:style-name="P4"><text:span text:style-name="T32">4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1" draw:text-style-name="P3" draw:layer="layout" svg:width="0.688cm" svg:height="0.582cm" svg:x="4.431cm" svg:y="15.981cm">
            <text:list text:style-name="L8">
              <text:list-header>
                <text:p text:style-name="P4"><text:span text:style-name="T32">5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1" draw:text-style-name="P3" draw:layer="layout" svg:width="0.688cm" svg:height="0.582cm" svg:x="5.119cm" svg:y="15.981cm">
            <text:list text:style-name="L8">
              <text:list-header>
                <text:p text:style-name="P4"><text:span text:style-name="T32">6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1" draw:text-style-name="P3" draw:layer="layout" svg:width="0.688cm" svg:height="0.582cm" svg:x="5.794cm" svg:y="15.981cm">
            <text:list text:style-name="L8">
              <text:list-header>
                <text:p text:style-name="P4"><text:span text:style-name="T32">7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1" draw:text-style-name="P3" draw:layer="layout" svg:width="0.688cm" svg:height="0.582cm" svg:x="6.468cm" svg:y="15.981cm">
            <text:list text:style-name="L8">
              <text:list-header>
                <text:p text:style-name="P4"><text:span text:style-name="T32">8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1" draw:text-style-name="P3" draw:layer="layout" svg:width="0.688cm" svg:height="0.582cm" svg:x="7.143cm" svg:y="15.981cm">
            <text:list text:style-name="L8">
              <text:list-header>
                <text:p text:style-name="P4"><text:span text:style-name="T32">9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1" draw:text-style-name="P3" draw:layer="layout" svg:width="0.688cm" svg:height="0.582cm" svg:x="7.818cm" svg:y="15.981cm">
            <text:list text:style-name="L8">
              <text:list-header>
                <text:p text:style-name="P4"><text:span text:style-name="T32">10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1" draw:text-style-name="P3" draw:layer="layout" svg:width="0.688cm" svg:height="0.582cm" svg:x="8.492cm" svg:y="15.981cm">
            <text:list text:style-name="L8">
              <text:list-header>
                <text:p text:style-name="P4"><text:span text:style-name="T32">1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1" draw:text-style-name="P3" draw:layer="layout" svg:width="0.688cm" svg:height="0.582cm" svg:x="9.167cm" svg:y="15.981cm">
            <text:list text:style-name="L8">
              <text:list-header>
                <text:p text:style-name="P4"><text:span text:style-name="T32">1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1" draw:text-style-name="P3" draw:layer="layout" svg:width="0.688cm" svg:height="0.582cm" svg:x="9.842cm" svg:y="15.981cm">
            <text:list text:style-name="L8">
              <text:list-header>
                <text:p text:style-name="P4"><text:span text:style-name="T32">13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1" draw:text-style-name="P3" draw:layer="layout" svg:width="0.688cm" svg:height="0.582cm" svg:x="10.516cm" svg:y="15.981cm">
            <text:list text:style-name="L8">
              <text:list-header>
                <text:p text:style-name="P4"><text:span text:style-name="T32">14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2" draw:layer="layout" svg:width="12.7cm" svg:height="9.526cm" svg:x="3.175cm" svg:y="1.904cm" draw:page-number="16" presentation:class="page"/>
          <draw:frame presentation:style-name="pr2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Sliding Window Summary" draw:style-name="dp1" draw:master-page-name="Default" presentation:presentation-page-layout-name="AL1T1" presentation:use-footer-name="ftr1" presentation:use-date-time-name="dtd1">
        <draw:frame presentation:style-name="pr3" draw:text-style-name="P3" draw:layer="layout" svg:width="21.59cm" svg:height="3.176cm" svg:x="1.905cm" svg:y="1.692cm" presentation:class="title" presentation:user-transformed="true">
          <draw:text-box>
            <text:list text:style-name="L2">
              <text:list-header>
                <text:p text:style-name="P5">Sliding Window Summary</text:p>
              </text:list-header>
            </text:list>
          </draw:text-box>
        </draw:frame>
        <draw:frame presentation:style-name="pr4" draw:text-style-name="P3" draw:layer="layout" svg:width="23.614cm" svg:height="11.431cm" svg:x="0.953cm" svg:y="5.503cm" presentation:class="outline" presentation:user-transformed="true">
          <draw:text-box>
            <text:list text:style-name="L4">
              <text:list-item>
                <text:p text:style-name="P12">Sliding window is best known algorithm in networking</text:p>
              </text:list-item>
              <text:list-item>
                <text:p text:style-name="P12">First role is to enable reliable delivery of packets</text:p>
              </text:list-item>
            </text:list>
            <text:list text:style-name="L5">
              <text:list-item>
                <text:list>
                  <text:list-item>
                    <text:p text:style-name="P6">Timeouts and acknowledgements</text:p>
                  </text:list-item>
                </text:list>
              </text:list-item>
            </text:list>
            <text:list text:style-name="L4">
              <text:list-item>
                <text:p text:style-name="P12">Second role is to enable in order delivery of packets</text:p>
              </text:list-item>
            </text:list>
            <text:list text:style-name="L5">
              <text:list-item>
                <text:list>
                  <text:list-item>
                    <text:p text:style-name="P6">Receiver doesn’t pass data up to app until it has packets in order</text:p>
                  </text:list-item>
                </text:list>
              </text:list-item>
            </text:list>
            <text:list text:style-name="L4">
              <text:list-item>
                <text:p text:style-name="P12">Third role is to enable flow control</text:p>
              </text:list-item>
            </text:list>
            <text:list text:style-name="L5">
              <text:list-item>
                <text:list>
                  <text:list-item>
                    <text:p text:style-name="P6">Prevents server from overflowing receiver’s buff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17" presentation:class="page"/>
          <draw:frame presentation:style-name="pr2" draw:layer="layout" svg:width="13.97cm" svg:height="11.432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msArrowEnd_20_5" draw:display-name="msArrowEnd 5" svg:viewBox="0 0 210 210" svg:d="m105 0 105 210h-21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24pt" fo:font-style="normal" fo:text-shadow="none" style:text-underline-style="none" fo:font-weight="normal" style:font-family-asian="'WenQuanYi Micro Hei'" style:font-family-generic-asian="system" style:font-pitch-asian="variable" style:font-size-asian="24pt" style:font-style-asian="normal" style:font-weight-asian="normal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font-family-asian="'WenQuanYi Micro Hei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28pt" fo:font-style="normal" fo:text-shadow="none" style:text-underline-style="none" fo:font-weight="normal" style:font-family-asian="'WenQuanYi Micro Hei'" style:font-family-generic-asian="system" style:font-pitch-asian="variable" style:font-size-asian="28pt" style:font-style-asian="normal" style:font-weight-asian="normal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Times New Roman'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28pt" fo:font-style="normal" fo:text-shadow="none" style:text-underline-style="none" fo:font-weight="normal" style:font-family-asian="'WenQuanYi Micro Hei'" style:font-family-generic-asian="system" style:font-pitch-asian="variable" style:font-size-asian="28pt" style:font-style-asian="normal" style:font-weight-asian="normal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3333cc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cc" style:text-outline="false" style:text-line-through-style="none" style:text-position="0% 100%" fo:font-family="'Times New Roman'" style:font-pitch="variable" fo:font-size="40pt" fo:font-style="normal" fo:text-shadow="none" style:text-underline-style="none" fo:font-weight="normal" style:font-family-asian="'WenQuanYi Micro Hei'" style:font-family-generic-asian="system" style:font-pitch-asian="variable" style:font-size-asian="40pt" style:font-style-asian="normal" style:font-weight-asian="normal" style:font-family-complex="'Lohit Hindi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>
      <style:graphic-properties draw:stroke="none" draw:fill="solid" draw:fill-color="#ffffff" draw:textarea-horizontal-align="center" draw:textarea-vertical-align="middle" style:protect="position size"/>
    </style:style>
    <style:style style:name="Mgr4" style:family="graphic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gr5" style:family="graphic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Default-backgroundobjects">
      <style:graphic-properties draw:stroke="none" draw:fill="none" draw:fill-color="#00cc99" draw:auto-grow-height="false" draw:auto-grow-width="false" fo:min-height="1.278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0cm" fo:margin-right="0cm" fo:text-indent="0cm" style:writing-mode="lr-tb" style:font-independent-line-spacing="true"/>
    </style:style>
    <style:style style:name="MP6" style:family="paragraph">
      <style:paragraph-properties fo:margin-left="0cm" fo:margin-right="0cm" fo:text-align="end" fo:text-indent="0cm"/>
    </style:style>
    <style:style style:name="MP7" style:family="paragraph"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2pt" fo:language="en" fo:country="US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1.59cm" svg:height="3.176cm" svg:x="1.905cm" svg:y="1.692cm" presentation:class="title" presentation:placeholder="true">
        <draw:text-box/>
      </draw:frame>
      <draw:frame presentation:style-name="Default-outline1" draw:layer="backgroundobjects" svg:width="21.59cm" svg:height="12.894cm" svg:x="1.905cm" svg:y="5.503cm" presentation:class="outline" presentation:placeholder="true">
        <draw:text-box/>
      </draw:frame>
      <draw:frame presentation:style-name="Mpr1" draw:layer="backgroundobjects" svg:width="5.292cm" svg:height="1.277cm" svg:x="1.905cm" svg:y="17.357cm" presentation:class="date-time">
        <draw:text-box>
          <text:list text:style-name="ML1">
            <text:list-header>
              <text:p/>
            </text:list-header>
          </text:list>
        </draw:text-box>
      </draw:frame>
      <draw:frame presentation:style-name="Mpr1" draw:layer="backgroundobjects" svg:width="8.044cm" svg:height="1.277cm" svg:x="8.678cm" svg:y="17.357cm" presentation:class="footer">
        <draw:text-box>
          <text:list text:style-name="ML1">
            <text:list-header>
              <text:p><presentation:footer/></text:p>
            </text:list-header>
          </text:list>
        </draw:text-box>
      </draw:frame>
      <draw:frame presentation:style-name="Mpr1" draw:layer="backgroundobjects" svg:width="5.292cm" svg:height="1.277cm" svg:x="18.203cm" svg:y="17.357cm" presentation:class="page-number">
        <draw:text-box>
          <text:list text:style-name="ML1">
            <text:list-header>
              <text:p><text:page-number>&lt;number&gt;</text:page-number></text:p>
            </text:list-header>
          </text:list>
        </draw:text-box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frame draw:style-name="Mgr4" draw:text-style-name="MP5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4"><text:span text:style-name="MT1"><presentation:header/></text:span></text:p>
              </text:list-header>
            </text:list>
          </draw:text-box>
        </draw:frame>
        <draw:frame draw:style-name="Mgr4" draw:text-style-name="MP7" draw:layer="backgroundobjects" svg:width="8.255cm" svg:height="1.271cm" svg:x="10.794cm" svg:y="0cm" presentation:class="date-time">
          <draw:text-box>
            <text:list text:style-name="ML1">
              <text:list-header>
                <text:p text:style-name="MP6"><text:span text:style-name="MT1"><presentation:date-time/></text:span></text:p>
              </text:list-header>
            </text:list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3.97cm" svg:height="11.431cm" svg:x="2.54cm" svg:y="12.065cm" presentation:class="notes" presentation:placeholder="true">
          <draw:text-box/>
        </draw:frame>
        <draw:frame draw:style-name="Mgr5" draw:text-style-name="MP5" draw:layer="backgroundobjects" svg:width="8.255cm" svg:height="1.271cm" svg:x="-0.001cm" svg:y="24.129cm" presentation:class="footer">
          <draw:text-box>
            <text:list text:style-name="ML1">
              <text:list-header>
                <text:p text:style-name="MP4"><text:span text:style-name="MT1"><presentation:footer/></text:span></text:p>
              </text:list-header>
            </text:list>
          </draw:text-box>
        </draw:frame>
        <draw:frame draw:style-name="Mgr5" draw:text-style-name="MP7" draw:layer="backgroundobjects" svg:width="8.255cm" svg:height="1.271cm" svg:x="10.794cm" svg:y="24.129cm" presentation:class="page-number">
          <draw:text-box>
            <text:list text:style-name="ML1">
              <text:list-header>
                <text:p text:style-name="MP6"><text:span text:style-name="MT1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Sliding Window</dc:title>
    <meta:initial-creator>pb</meta:initial-creator>
    <meta:creation-date>1999-12-25T22:31:16</meta:creation-date>
    <dc:creator>Paul Barford</dc:creator>
    <dc:date>2008-09-12T03:12:08</dc:date>
    <meta:editing-cycles>29</meta:editing-cycles>
    <meta:editing-duration>PT14H5M24S</meta:editing-duration>
    <meta:document-statistic meta:object-count="465"/>
    <meta:generator>LibreOffice/3.4$Linux LibreOffice_project/340m1$Build-402</meta:generator>
  </office:meta>
</office:document-meta>
</file>